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03.56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15.33mm"/>
    </style:style>
    <style:style style:name="co8" style:family="table-column">
      <style:table-column-properties fo:break-before="auto" style:column-width="29.76mm"/>
    </style:style>
    <style:style style:name="co9" style:family="table-column">
      <style:table-column-properties fo:break-before="auto" style:column-width="34.11mm"/>
    </style:style>
    <style:style style:name="co10" style:family="table-column">
      <style:table-column-properties fo:break-before="auto" style:column-width="13.69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146.86mm"/>
    </style:style>
    <style:style style:name="co13" style:family="table-column">
      <style:table-column-properties fo:break-before="auto" style:column-width="21.87mm"/>
    </style:style>
    <style:style style:name="co14" style:family="table-column">
      <style:table-column-properties fo:break-before="auto" style:column-width="43.11mm"/>
    </style:style>
    <style:style style:name="co15" style:family="table-column">
      <style:table-column-properties fo:break-before="auto" style:column-width="7.43mm"/>
    </style:style>
    <style:style style:name="co16" style:family="table-column">
      <style:table-column-properties fo:break-before="auto" style:column-width="6.61mm"/>
    </style:style>
    <style:style style:name="co17" style:family="table-column">
      <style:table-column-properties fo:break-before="auto" style:column-width="7.97mm"/>
    </style:style>
    <style:style style:name="co18" style:family="table-column">
      <style:table-column-properties fo:break-before="auto" style:column-width="51.82mm"/>
    </style:style>
    <style:style style:name="co19" style:family="table-column">
      <style:table-column-properties fo:break-before="auto" style:column-width="45.01mm"/>
    </style:style>
    <style:style style:name="co20" style:family="table-column">
      <style:table-column-properties fo:break-before="auto" style:column-width="26.49mm"/>
    </style:style>
    <style:style style:name="co21" style:family="table-column">
      <style:table-column-properties fo:break-before="auto" style:column-width="28.68mm"/>
    </style:style>
    <style:style style:name="co22" style:family="table-column">
      <style:table-column-properties fo:break-before="auto" style:column-width="23.78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docente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situacao</text:p>
          </table:table-cell>
          <table:table-cell office:value-type="string" calcext:value-type="string">
            <text:p>cpf</text:p>
          </table:table-cell>
          <table:table-cell table:style-name="Default" office:value-type="string" calcext:value-type="string">
            <text:p>nascimento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nidadecurricular</text:p>
          </table:table-cell>
          <table:table-cell office:value-type="string" calcext:value-type="string">
            <text:p>titulacao</text:p>
          </table:table-cell>
          <table:table-cell office:value-type="string" calcext:value-type="string">
            <text:p>regime</text:p>
          </table:table-cell>
          <table:table-cell table:style-name="Default" office:value-type="string" calcext:value-type="string">
            <text:p>vinculo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ublicacoes</text:p>
          </table:table-cell>
          <table:table-cell office:value-type="string" calcext:value-type="string">
            <text:p>idlatte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vento_completo_internacional</text:p>
          </table:table-cell>
          <table:table-cell office:value-type="string" calcext:value-type="string">
            <text:p>evento_completo_nacional</text:p>
          </table:table-cell>
          <table:table-cell office:value-type="string" calcext:value-type="string">
            <text:p>livro_publicado</text:p>
          </table:table-cell>
          <table:table-cell office:value-type="string" calcext:value-type="string">
            <text:p>livro_organizado</text:p>
          </table:table-cell>
          <table:table-cell office:value-type="string" calcext:value-type="string">
            <text:p>capitulo_livro</text:p>
          </table:table-cell>
        </table:table-row>
        <table:table-row table:style-name="ro1">
          <table:table-cell office:value-type="string" calcext:value-type="string">
            <text:p>ADA CRISTINA PONTES AGUIAR</text:p>
          </table:table-cell>
          <table:table-cell office:value-type="string" calcext:value-type="string">
            <text:p>F</text:p>
          </table:table-cell>
          <table:table-cell office:value-type="float" office:value="2277055" calcext:value-type="float">
            <text:p>227705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8.059.263-73</text:p>
          </table:table-cell>
          <table:table-cell office:value-type="string" calcext:value-type="string">
            <text:p>22/06/198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1/2016</text:p>
          </table:table-cell>
          <table:table-cell office:value-type="string" calcext:value-type="string">
            <text:p>SAUDE_COLETIVA</text:p>
          </table:table-cell>
          <table:table-cell/>
          <table:table-cell office:value-type="float" office:value="6306082691531172" calcext:value-type="float">
            <text:p>6306082691531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AUTO LOPES DA SILVA FILHO</text:p>
          </table:table-cell>
          <table:table-cell office:value-type="string" calcext:value-type="string">
            <text:p>M</text:p>
          </table:table-cell>
          <table:table-cell office:value-type="float" office:value="1676707" calcext:value-type="float">
            <text:p>167670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60.854.313-68</text:p>
          </table:table-cell>
          <table:table-cell office:value-type="string" calcext:value-type="string">
            <text:p>03/06/195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7589742541348845" calcext:value-type="float">
            <text:p>7589742541348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DRIANA BARROSO BOTELHO</text:p>
          </table:table-cell>
          <table:table-cell office:value-type="string" calcext:value-type="string">
            <text:p>F</text:p>
          </table:table-cell>
          <table:table-cell office:value-type="float" office:value="1772518" calcext:value-type="float">
            <text:p>177251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0.449.763-15</text:p>
          </table:table-cell>
          <table:table-cell office:value-type="string" calcext:value-type="string">
            <text:p>21/08/1968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7035019269726281" calcext:value-type="float">
            <text:p>703501926972628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SON MOREIRA BARRETO</text:p>
          </table:table-cell>
          <table:table-cell office:value-type="string" calcext:value-type="string">
            <text:p>M</text:p>
          </table:table-cell>
          <table:table-cell office:value-type="float" office:value="1885973" calcext:value-type="float">
            <text:p>188597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18.036.653-00</text:p>
          </table:table-cell>
          <table:table-cell office:value-type="string" calcext:value-type="string">
            <text:p>17/04/195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9.72873177905887E+015" calcext:value-type="float">
            <text:p>9,72873177905887E+0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LAIZE DA SILVA DAMASCENO LEVY</text:p>
          </table:table-cell>
          <table:table-cell office:value-type="string" calcext:value-type="string">
            <text:p>F</text:p>
          </table:table-cell>
          <table:table-cell office:value-type="float" office:value="1823023" calcext:value-type="float">
            <text:p>18230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08.204.212-00</text:p>
          </table:table-cell>
          <table:table-cell office:value-type="string" calcext:value-type="string">
            <text:p>21/04/197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0/10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284042011487669" calcext:value-type="float">
            <text:p>42840420114876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NDEY SEVERO LEITE DA SILVA</text:p>
          </table:table-cell>
          <table:table-cell office:value-type="string" calcext:value-type="string">
            <text:p>M</text:p>
          </table:table-cell>
          <table:table-cell office:value-type="float" office:value="2423349" calcext:value-type="float">
            <text:p>242334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89.022.154-15</text:p>
          </table:table-cell>
          <table:table-cell office:value-type="string" calcext:value-type="string">
            <text:p>09/05/197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2480772416352825" calcext:value-type="float">
            <text:p>2480772416352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SSANDRO CURY SOARES</text:p>
          </table:table-cell>
          <table:table-cell office:value-type="string" calcext:value-type="string">
            <text:p>M</text:p>
          </table:table-cell>
          <table:table-cell office:value-type="float" office:value="1573211" calcext:value-type="float">
            <text:p>157321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56.220.040-04</text:p>
          </table:table-cell>
          <table:table-cell office:value-type="string" calcext:value-type="string">
            <text:p>29/04/1976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7/2017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8512050912247402" calcext:value-type="float">
            <text:p>85120509122474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RE ARAUJO CAVALCANTE SOARES</text:p>
          </table:table-cell>
          <table:table-cell office:value-type="string" calcext:value-type="string">
            <text:p>M</text:p>
          </table:table-cell>
          <table:table-cell office:value-type="float" office:value="1676693" calcext:value-type="float">
            <text:p>167669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62.383.933-00</text:p>
          </table:table-cell>
          <table:table-cell office:value-type="string" calcext:value-type="string">
            <text:p>10/10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9.99226613149292E+015" calcext:value-type="float">
            <text:p>9,99226613149292E+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RE PEREIRA DE SOUZA</text:p>
          </table:table-cell>
          <table:table-cell office:value-type="string" calcext:value-type="string">
            <text:p>M</text:p>
          </table:table-cell>
          <table:table-cell office:value-type="float" office:value="2894019" calcext:value-type="float">
            <text:p>289401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303.714-40</text:p>
          </table:table-cell>
          <table:table-cell office:value-type="string" calcext:value-type="string">
            <text:p>23/12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10/2013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3416064810722284" calcext:value-type="float">
            <text:p>3416064810722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ANA KELLEN LIMA SANTOS PEREIRA</text:p>
          </table:table-cell>
          <table:table-cell office:value-type="string" calcext:value-type="string">
            <text:p>F</text:p>
          </table:table-cell>
          <table:table-cell office:value-type="float" office:value="1802405" calcext:value-type="float">
            <text:p>18024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36.951.683-15</text:p>
          </table:table-cell>
          <table:table-cell office:value-type="string" calcext:value-type="string">
            <text:p>13/10/197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1/06/2014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637655944601899" calcext:value-type="float">
            <text:p>63765594460189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ISIO ANTONIO GOMES DE MATOS BRASIL</text:p>
          </table:table-cell>
          <table:table-cell office:value-type="string" calcext:value-type="string">
            <text:p>M</text:p>
          </table:table-cell>
          <table:table-cell office:value-type="float" office:value="2506953" calcext:value-type="float">
            <text:p>250695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45.611.593-04</text:p>
          </table:table-cell>
          <table:table-cell office:value-type="string" calcext:value-type="string">
            <text:p>31/12/197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MEDICINA_I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DA TEIXEIRA DA SILVA</text:p>
          </table:table-cell>
          <table:table-cell office:value-type="string" calcext:value-type="string">
            <text:p>F</text:p>
          </table:table-cell>
          <table:table-cell office:value-type="float" office:value="1497579" calcext:value-type="float">
            <text:p>149757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829.533-85</text:p>
          </table:table-cell>
          <table:table-cell office:value-type="string" calcext:value-type="string">
            <text:p>15/01/198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1/2015</text:p>
          </table:table-cell>
          <table:table-cell office:value-type="string" calcext:value-type="string">
            <text:p>HISTORIA</text:p>
          </table:table-cell>
          <table:table-cell/>
          <table:table-cell office:value-type="float" office:value="5375830834404417" calcext:value-type="float">
            <text:p>53758308344044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 CANDIDA DE ALMEIDA PRADO</text:p>
          </table:table-cell>
          <table:table-cell office:value-type="string" calcext:value-type="string">
            <text:p>F</text:p>
          </table:table-cell>
          <table:table-cell office:value-type="float" office:value="1773359" calcext:value-type="float">
            <text:p>177335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53.065.128-01</text:p>
          </table:table-cell>
          <table:table-cell office:value-type="string" calcext:value-type="string">
            <text:p>25/12/197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4/2010</text:p>
          </table:table-cell>
          <table:table-cell office:value-type="string" calcext:value-type="string">
            <text:p>GEOCIENCIAS</text:p>
          </table:table-cell>
          <table:table-cell/>
          <table:table-cell office:value-type="float" office:value="6053576203559576" calcext:value-type="float">
            <text:p>6053576203559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 CARMITA BEZERRA DE SOUZA</text:p>
          </table:table-cell>
          <table:table-cell office:value-type="string" calcext:value-type="string">
            <text:p>F</text:p>
          </table:table-cell>
          <table:table-cell office:value-type="float" office:value="2753810" calcext:value-type="float">
            <text:p>275381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07.567.895-91</text:p>
          </table:table-cell>
          <table:table-cell office:value-type="string" calcext:value-type="string">
            <text:p>24/02/1976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7/11/2016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1261421394780501" calcext:value-type="float">
            <text:p>12614213947805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 CELIA MAIA MEIRELES</text:p>
          </table:table-cell>
          <table:table-cell office:value-type="string" calcext:value-type="string">
            <text:p>F</text:p>
          </table:table-cell>
          <table:table-cell office:value-type="float" office:value="1239724" calcext:value-type="float">
            <text:p>123972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26.857.613-49</text:p>
          </table:table-cell>
          <table:table-cell office:value-type="string" calcext:value-type="string">
            <text:p>27/03/1971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0/05/201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2177267611104588" calcext:value-type="float">
            <text:p>217726761110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 KELLY DA SILVA</text:p>
          </table:table-cell>
          <table:table-cell office:value-type="string" calcext:value-type="string">
            <text:p>F</text:p>
          </table:table-cell>
          <table:table-cell office:value-type="float" office:value="2367846" calcext:value-type="float">
            <text:p>236784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53.594.443-80</text:p>
          </table:table-cell>
          <table:table-cell office:value-type="string" calcext:value-type="string">
            <text:p>03/06/199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LINGUISTICA_E_LITERATURA</text:p>
          </table:table-cell>
          <table:table-cell/>
          <table:table-cell office:value-type="float" office:value="6548271077090981" calcext:value-type="float">
            <text:p>654827107709098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 NEUZA BOTELHO VIDELA</text:p>
          </table:table-cell>
          <table:table-cell office:value-type="string" calcext:value-type="string">
            <text:p>F</text:p>
          </table:table-cell>
          <table:table-cell office:value-type="float" office:value="1772525" calcext:value-type="float">
            <text:p>177252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10.424.007-25</text:p>
          </table:table-cell>
          <table:table-cell office:value-type="string" calcext:value-type="string">
            <text:p>24/05/196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9.95337741779812E+015" calcext:value-type="float">
            <text:p>9,95337741779812E+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 PATRICIA NUNES BANDEIRA</text:p>
          </table:table-cell>
          <table:table-cell office:value-type="string" calcext:value-type="string">
            <text:p>F</text:p>
          </table:table-cell>
          <table:table-cell office:value-type="float" office:value="1657653" calcext:value-type="float">
            <text:p>165765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56.449.354-34</text:p>
          </table:table-cell>
          <table:table-cell office:value-type="string" calcext:value-type="string">
            <text:p>14/04/197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2963840846710534" calcext:value-type="float">
            <text:p>2963840846710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 VERONICA GONCALVES BORGES</text:p>
          </table:table-cell>
          <table:table-cell office:value-type="string" calcext:value-type="string">
            <text:p>F</text:p>
          </table:table-cell>
          <table:table-cell office:value-type="float" office:value="2393105" calcext:value-type="float">
            <text:p>23931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9.615.293-70</text:p>
          </table:table-cell>
          <table:table-cell office:value-type="string" calcext:value-type="string">
            <text:p>15/08/199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5/2017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8080460183100553" calcext:value-type="float">
            <text:p>80804601831005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 ALENCAR MOREIRA</text:p>
          </table:table-cell>
          <table:table-cell office:value-type="string" calcext:value-type="string">
            <text:p>M</text:p>
          </table:table-cell>
          <table:table-cell office:value-type="float" office:value="1984389" calcext:value-type="float">
            <text:p>198438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89.152.523-49</text:p>
          </table:table-cell>
          <table:table-cell office:value-type="string" calcext:value-type="string">
            <text:p>14/03/197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7/12/2012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570383301496512" calcext:value-type="float">
            <text:p>557038330149651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 DE OLIVEIRA PORTO</text:p>
          </table:table-cell>
          <table:table-cell office:value-type="string" calcext:value-type="string">
            <text:p>M</text:p>
          </table:table-cell>
          <table:table-cell office:value-type="float" office:value="2434889" calcext:value-type="float">
            <text:p>243488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1.358.884-53</text:p>
          </table:table-cell>
          <table:table-cell office:value-type="string" calcext:value-type="string">
            <text:p>21/02/196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02/02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444428204844421" calcext:value-type="float">
            <text:p>544442820484442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 LUIZ CASTEIAO</text:p>
          </table:table-cell>
          <table:table-cell office:value-type="string" calcext:value-type="string">
            <text:p>M</text:p>
          </table:table-cell>
          <table:table-cell office:value-type="float" office:value="2411501" calcext:value-type="float">
            <text:p>241150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53.391.978-08</text:p>
          </table:table-cell>
          <table:table-cell office:value-type="string" calcext:value-type="string">
            <text:p>23/04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7/08/2017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045207421367258" calcext:value-type="float">
            <text:p>80452074213672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 WESLEY BARBOSA RODRIGUES</text:p>
          </table:table-cell>
          <table:table-cell office:value-type="string" calcext:value-type="string">
            <text:p>M</text:p>
          </table:table-cell>
          <table:table-cell office:value-type="float" office:value="1774178" calcext:value-type="float">
            <text:p>177417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27.812.254-87</text:p>
          </table:table-cell>
          <table:table-cell office:value-type="string" calcext:value-type="string">
            <text:p>28/04/197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4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4695544916695139" calcext:value-type="float">
            <text:p>469554491669513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SA CARVALHO NOBRE</text:p>
          </table:table-cell>
          <table:table-cell office:value-type="string" calcext:value-type="string">
            <text:p>F</text:p>
          </table:table-cell>
          <table:table-cell office:value-type="float" office:value="1520804" calcext:value-type="float">
            <text:p>152080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31.002.582-15</text:p>
          </table:table-cell>
          <table:table-cell office:value-type="string" calcext:value-type="string">
            <text:p>28/07/197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089587435290568" calcext:value-type="float">
            <text:p>308958743529056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O RONCALLI RAMALHO SAMPAIO</text:p>
          </table:table-cell>
          <table:table-cell office:value-type="string" calcext:value-type="string">
            <text:p>M</text:p>
          </table:table-cell>
          <table:table-cell office:value-type="float" office:value="2243890" calcext:value-type="float">
            <text:p>224389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76.485.083-20</text:p>
          </table:table-cell>
          <table:table-cell office:value-type="string" calcext:value-type="string">
            <text:p>24/05/196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517215079092655" calcext:value-type="float">
            <text:p>45172150790926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A KARLA SILVA DO NASCIMENTO</text:p>
          </table:table-cell>
          <table:table-cell office:value-type="string" calcext:value-type="string">
            <text:p>F</text:p>
          </table:table-cell>
          <table:table-cell office:value-type="float" office:value="1087430" calcext:value-type="float">
            <text:p>108743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663.974-90</text:p>
          </table:table-cell>
          <table:table-cell office:value-type="string" calcext:value-type="string">
            <text:p>04/08/1982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0/05/2016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1354334181468522" calcext:value-type="float">
            <text:p>13543341814685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IA FABIANA MARQUES ALMEIDA</text:p>
          </table:table-cell>
          <table:table-cell office:value-type="string" calcext:value-type="string">
            <text:p>F</text:p>
          </table:table-cell>
          <table:table-cell office:value-type="float" office:value="2251998" calcext:value-type="float">
            <text:p>225199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4.883.293-61</text:p>
          </table:table-cell>
          <table:table-cell office:value-type="string" calcext:value-type="string">
            <text:p>30/07/198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1/01/2017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2982336520416588" calcext:value-type="float">
            <text:p>29823365204165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IO ALBERTO TEIXEIRA</text:p>
          </table:table-cell>
          <table:table-cell office:value-type="string" calcext:value-type="string">
            <text:p>M</text:p>
          </table:table-cell>
          <table:table-cell office:value-type="float" office:value="6261137" calcext:value-type="float">
            <text:p>626113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91.671.703-82</text:p>
          </table:table-cell>
          <table:table-cell office:value-type="string" calcext:value-type="string">
            <text:p>11/01/1954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ECONOMIA</text:p>
          </table:table-cell>
          <table:table-cell/>
          <table:table-cell office:value-type="float" office:value="5678296799648480" calcext:value-type="float">
            <text:p>567829679964848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IO CARLOS ALONGE RAMOS</text:p>
          </table:table-cell>
          <table:table-cell office:value-type="string" calcext:value-type="string">
            <text:p>M</text:p>
          </table:table-cell>
          <table:table-cell office:value-type="float" office:value="1373579" calcext:value-type="float">
            <text:p>137357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06.980.898-98</text:p>
          </table:table-cell>
          <table:table-cell office:value-type="string" calcext:value-type="string">
            <text:p>17/11/197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3/08/2007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4935414024522342" calcext:value-type="float">
            <text:p>4935414024522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IO CHAGAS NETO</text:p>
          </table:table-cell>
          <table:table-cell office:value-type="string" calcext:value-type="string">
            <text:p>M</text:p>
          </table:table-cell>
          <table:table-cell office:value-type="float" office:value="1081171" calcext:value-type="float">
            <text:p>108117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5.025.445-14</text:p>
          </table:table-cell>
          <table:table-cell office:value-type="string" calcext:value-type="string">
            <text:p>15/06/198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9/06/2016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6641600397636689" calcext:value-type="float">
            <text:p>664160039763668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TONIO NELSON LIMA DA COSTA</text:p>
          </table:table-cell>
          <table:table-cell office:value-type="string" calcext:value-type="string">
            <text:p>M</text:p>
          </table:table-cell>
          <table:table-cell office:value-type="float" office:value="1548700" calcext:value-type="float">
            <text:p>15487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68.118.753-72</text:p>
          </table:table-cell>
          <table:table-cell office:value-type="string" calcext:value-type="string">
            <text:p>10/01/1980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MEDICINA_VETERINARIA</text:p>
          </table:table-cell>
          <table:table-cell/>
          <table:table-cell office:value-type="float" office:value="1487414645933333" calcext:value-type="float">
            <text:p>14874146459333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LUCI GOES ELLIOTT</text:p>
          </table:table-cell>
          <table:table-cell office:value-type="string" calcext:value-type="string">
            <text:p>F</text:p>
          </table:table-cell>
          <table:table-cell office:value-type="float" office:value="1548937" calcext:value-type="float">
            <text:p>154893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47.333.133-49</text:p>
          </table:table-cell>
          <table:table-cell office:value-type="string" calcext:value-type="string">
            <text:p>22/09/196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9.87358162574346E+015" calcext:value-type="float">
            <text:p>9,87358162574346E+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Y FERREIRA DA SILVA</text:p>
          </table:table-cell>
          <table:table-cell office:value-type="string" calcext:value-type="string">
            <text:p>M</text:p>
          </table:table-cell>
          <table:table-cell office:value-type="float" office:value="1190102" calcext:value-type="float">
            <text:p>119010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80.231.304-63</text:p>
          </table:table-cell>
          <table:table-cell office:value-type="string" calcext:value-type="string">
            <text:p>07/07/196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1280347986417530" calcext:value-type="float">
            <text:p>128034798641753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GUSTO DE OLIVEIRA TAVARES</text:p>
          </table:table-cell>
          <table:table-cell office:value-type="string" calcext:value-type="string">
            <text:p>M</text:p>
          </table:table-cell>
          <table:table-cell office:value-type="float" office:value="2976833" calcext:value-type="float">
            <text:p>29768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2.878.103-82</text:p>
          </table:table-cell>
          <table:table-cell office:value-type="string" calcext:value-type="string">
            <text:p>05/01/1973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12/2013</text:p>
          </table:table-cell>
          <table:table-cell office:value-type="string" calcext:value-type="string">
            <text:p>SOCIOLOGIA</text:p>
          </table:table-cell>
          <table:table-cell/>
          <table:table-cell office:value-type="float" office:value="6143726093352340" calcext:value-type="float">
            <text:p>61437260933523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ATRIZ GONDIM MATOS</text:p>
          </table:table-cell>
          <table:table-cell office:value-type="string" calcext:value-type="string">
            <text:p>F</text:p>
          </table:table-cell>
          <table:table-cell office:value-type="float" office:value="2571363" calcext:value-type="float">
            <text:p>257136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58.119.153-49</text:p>
          </table:table-cell>
          <table:table-cell office:value-type="string" calcext:value-type="string">
            <text:p>01/07/198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3/2018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4044648624307918" calcext:value-type="float">
            <text:p>40446486243079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NARDO PINHEIRO CARDOSO DE BRITO GONCALVES</text:p>
          </table:table-cell>
          <table:table-cell office:value-type="string" calcext:value-type="string">
            <text:p>M</text:p>
          </table:table-cell>
          <table:table-cell office:value-type="float" office:value="2489423" calcext:value-type="float">
            <text:p>24894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40.436.623-00</text:p>
          </table:table-cell>
          <table:table-cell office:value-type="string" calcext:value-type="string">
            <text:p>09/04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208110307684980" calcext:value-type="float">
            <text:p>52081103076849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NO PEIXOTO DE OLIVEIRA</text:p>
          </table:table-cell>
          <table:table-cell office:value-type="string" calcext:value-type="string">
            <text:p>M</text:p>
          </table:table-cell>
          <table:table-cell office:value-type="float" office:value="2188297" calcext:value-type="float">
            <text:p>218829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4.416.973-81</text:p>
          </table:table-cell>
          <table:table-cell office:value-type="string" calcext:value-type="string">
            <text:p>17/07/1987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0/01/2015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8769833166818743" calcext:value-type="float">
            <text:p>87698331668187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ILA DO ESPIRITO SANTO PRADO DE OLIVEIRA</text:p>
          </table:table-cell>
          <table:table-cell office:value-type="string" calcext:value-type="string">
            <text:p>F</text:p>
          </table:table-cell>
          <table:table-cell office:value-type="float" office:value="1543921" calcext:value-type="float">
            <text:p>154392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5.827.307-13</text:p>
          </table:table-cell>
          <table:table-cell office:value-type="string" calcext:value-type="string">
            <text:p>16/10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3144886067664461" calcext:value-type="float">
            <text:p>314488606766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LA FACANHA DE BRITO</text:p>
          </table:table-cell>
          <table:table-cell office:value-type="string" calcext:value-type="string">
            <text:p>F</text:p>
          </table:table-cell>
          <table:table-cell office:value-type="float" office:value="2577834" calcext:value-type="float">
            <text:p>257783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57.880.793-49</text:p>
          </table:table-cell>
          <table:table-cell office:value-type="string" calcext:value-type="string">
            <text:p>24/07/197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6421811965337503" calcext:value-type="float">
            <text:p>6421811965337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OS MARLEY DE SOUZA JUNIOR</text:p>
          </table:table-cell>
          <table:table-cell office:value-type="string" calcext:value-type="string">
            <text:p>M</text:p>
          </table:table-cell>
          <table:table-cell office:value-type="float" office:value="1742401" calcext:value-type="float">
            <text:p>174240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4.616.763-91</text:p>
          </table:table-cell>
          <table:table-cell office:value-type="string" calcext:value-type="string">
            <text:p>16/02/197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4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5223008850550281" calcext:value-type="float">
            <text:p>522300885055028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OS RENATO DE LIMA BRITO</text:p>
          </table:table-cell>
          <table:table-cell office:value-type="string" calcext:value-type="string">
            <text:p>M</text:p>
          </table:table-cell>
          <table:table-cell office:value-type="float" office:value="1146032" calcext:value-type="float">
            <text:p>11460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67.381.722-49</text:p>
          </table:table-cell>
          <table:table-cell office:value-type="string" calcext:value-type="string">
            <text:p>22/07/1979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1981758290355098" calcext:value-type="float">
            <text:p>198175829035509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OS WAGNER OLIVEIRA</text:p>
          </table:table-cell>
          <table:table-cell office:value-type="string" calcext:value-type="string">
            <text:p>M</text:p>
          </table:table-cell>
          <table:table-cell office:value-type="float" office:value="1643899" calcext:value-type="float">
            <text:p>164389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33.970.993-15</text:p>
          </table:table-cell>
          <table:table-cell office:value-type="string" calcext:value-type="string">
            <text:p>09/05/1970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8/2008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1699471147104107" calcext:value-type="float">
            <text:p>1699471147104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MEM ULISSES PEIXOTO ESMERALDO</text:p>
          </table:table-cell>
          <table:table-cell office:value-type="string" calcext:value-type="string">
            <text:p>F</text:p>
          </table:table-cell>
          <table:table-cell office:value-type="float" office:value="2506950" calcext:value-type="float">
            <text:p>250695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94.832.523-34</text:p>
          </table:table-cell>
          <table:table-cell office:value-type="string" calcext:value-type="string">
            <text:p>02/08/196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15/12/2008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838762197853001" calcext:value-type="float">
            <text:p>6838762197853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LINE VIEIRA GONCALVES</text:p>
          </table:table-cell>
          <table:table-cell office:value-type="string" calcext:value-type="string">
            <text:p>F</text:p>
          </table:table-cell>
          <table:table-cell office:value-type="float" office:value="1772621" calcext:value-type="float">
            <text:p>177262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4.912.093-72</text:p>
          </table:table-cell>
          <table:table-cell office:value-type="string" calcext:value-type="string">
            <text:p>31/10/197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ENGENHARIA QUIMICA</text:p>
          </table:table-cell>
          <table:table-cell/>
          <table:table-cell office:value-type="float" office:value="6830973108574177" calcext:value-type="float">
            <text:p>683097310857417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ME TORRES FERREIRA DA COSTA</text:p>
          </table:table-cell>
          <table:table-cell office:value-type="string" calcext:value-type="string">
            <text:p>F</text:p>
          </table:table-cell>
          <table:table-cell office:value-type="float" office:value="1549937" calcext:value-type="float">
            <text:p>154993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33.659.014-34</text:p>
          </table:table-cell>
          <table:table-cell office:value-type="string" calcext:value-type="string">
            <text:p>22/03/197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795827249032767" calcext:value-type="float">
            <text:p>795827249032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RISTIAN WESTERKAMP</text:p>
          </table:table-cell>
          <table:table-cell office:value-type="string" calcext:value-type="string">
            <text:p>M</text:p>
          </table:table-cell>
          <table:table-cell office:value-type="float" office:value="2412665" calcext:value-type="float">
            <text:p>241266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5.075.006-45</text:p>
          </table:table-cell>
          <table:table-cell office:value-type="string" calcext:value-type="string">
            <text:p>03/05/1952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2098856820970653" calcext:value-type="float">
            <text:p>20988568209706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CERO CLAUDIO DIAS GOMES</text:p>
          </table:table-cell>
          <table:table-cell office:value-type="string" calcext:value-type="string">
            <text:p>M</text:p>
          </table:table-cell>
          <table:table-cell office:value-type="float" office:value="2568349" calcext:value-type="float">
            <text:p>256834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34.738.633-00</text:p>
          </table:table-cell>
          <table:table-cell office:value-type="string" calcext:value-type="string">
            <text:p>25/04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64004925620901E+015" calcext:value-type="float">
            <text:p>9,64004925620901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CERO CRUZ MACEDO</text:p>
          </table:table-cell>
          <table:table-cell office:value-type="string" calcext:value-type="string">
            <text:p>M</text:p>
          </table:table-cell>
          <table:table-cell office:value-type="float" office:value="2629625" calcext:value-type="float">
            <text:p>262962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95.813.594-00</text:p>
          </table:table-cell>
          <table:table-cell office:value-type="string" calcext:value-type="string">
            <text:p>24/07/195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5/09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8789586736551123" calcext:value-type="float">
            <text:p>87895867365511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CERO MARCELO BEZERRA DOS SANTOS</text:p>
          </table:table-cell>
          <table:table-cell office:value-type="string" calcext:value-type="string">
            <text:p>M</text:p>
          </table:table-cell>
          <table:table-cell office:value-type="float" office:value="1955591" calcext:value-type="float">
            <text:p>195559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5.161.473-91</text:p>
          </table:table-cell>
          <table:table-cell office:value-type="string" calcext:value-type="string">
            <text:p>06/07/197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5/2014</text:p>
          </table:table-cell>
          <table:table-cell office:value-type="string" calcext:value-type="string">
            <text:p>DIREITO</text:p>
          </table:table-cell>
          <table:table-cell/>
          <table:table-cell office:value-type="float" office:value="7258244943943244" calcext:value-type="float">
            <text:p>72582449439432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ICE DIAS DE ALBUQUERQUE</text:p>
          </table:table-cell>
          <table:table-cell office:value-type="string" calcext:value-type="string">
            <text:p>F</text:p>
          </table:table-cell>
          <table:table-cell office:value-type="float" office:value="1367703" calcext:value-type="float">
            <text:p>136770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03.143.573-00</text:p>
          </table:table-cell>
          <table:table-cell office:value-type="string" calcext:value-type="string">
            <text:p>14/05/1977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05/2013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349581457615451" calcext:value-type="float">
            <text:p>349581457615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ISSA DE ANDRADE QUEIROZ</text:p>
          </table:table-cell>
          <table:table-cell office:value-type="string" calcext:value-type="string">
            <text:p>F</text:p>
          </table:table-cell>
          <table:table-cell office:value-type="float" office:value="3036633" calcext:value-type="float">
            <text:p>30366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2.468.624-13</text:p>
          </table:table-cell>
          <table:table-cell office:value-type="string" calcext:value-type="string">
            <text:p>23/11/1989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4/2018</text:p>
          </table:table-cell>
          <table:table-cell office:value-type="string" calcext:value-type="string">
            <text:p>ARQUITETURA_URBANISMO_E_DESIGN</text:p>
          </table:table-cell>
          <table:table-cell/>
          <table:table-cell office:value-type="float" office:value="1664075222859520" calcext:value-type="float">
            <text:p>16640752228595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UDIA ARAUJO MARCO</text:p>
          </table:table-cell>
          <table:table-cell office:value-type="string" calcext:value-type="string">
            <text:p>F</text:p>
          </table:table-cell>
          <table:table-cell office:value-type="float" office:value="2437191" calcext:value-type="float">
            <text:p>243719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38.422.890-49</text:p>
          </table:table-cell>
          <table:table-cell office:value-type="string" calcext:value-type="string">
            <text:p>23/05/1971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8729153310943377" calcext:value-type="float">
            <text:p>8729153310943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AUDIO GLEIDISTON LIMA DA SILVA</text:p>
          </table:table-cell>
          <table:table-cell office:value-type="string" calcext:value-type="string">
            <text:p>M</text:p>
          </table:table-cell>
          <table:table-cell office:value-type="float" office:value="2353800" calcext:value-type="float">
            <text:p>23538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41.835.043-68</text:p>
          </table:table-cell>
          <table:table-cell office:value-type="string" calcext:value-type="string">
            <text:p>29/09/196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21/01/2004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501285969243507" calcext:value-type="float">
            <text:p>65012859692435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AUDIO MAPPA REIS</text:p>
          </table:table-cell>
          <table:table-cell office:value-type="string" calcext:value-type="string">
            <text:p>M</text:p>
          </table:table-cell>
          <table:table-cell office:value-type="float" office:value="1808335" calcext:value-type="float">
            <text:p>18083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35.335.356-49</text:p>
          </table:table-cell>
          <table:table-cell office:value-type="string" calcext:value-type="string">
            <text:p>04/10/197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8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467025581752077" calcext:value-type="float">
            <text:p>846702558175207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CIO JOSE DE LACERDA LIMA</text:p>
          </table:table-cell>
          <table:table-cell office:value-type="string" calcext:value-type="string">
            <text:p>M</text:p>
          </table:table-cell>
          <table:table-cell office:value-type="float" office:value="2411267" calcext:value-type="float">
            <text:p>241126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753.794-25</text:p>
          </table:table-cell>
          <table:table-cell office:value-type="string" calcext:value-type="string">
            <text:p>23/03/198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7/08/2017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733743114539086" calcext:value-type="float">
            <text:p>873374311453908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IDE LUCIANE ANTONIUTTI</text:p>
          </table:table-cell>
          <table:table-cell office:value-type="string" calcext:value-type="string">
            <text:p>F</text:p>
          </table:table-cell>
          <table:table-cell office:value-type="float" office:value="1688410" calcext:value-type="float">
            <text:p>168841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41.456.509-30</text:p>
          </table:table-cell>
          <table:table-cell office:value-type="string" calcext:value-type="string">
            <text:p>18/10/197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8008779234530321" calcext:value-type="float">
            <text:p>80087792345303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IRTON ANDRE SILVA DE FREITAS</text:p>
          </table:table-cell>
          <table:table-cell office:value-type="string" calcext:value-type="string">
            <text:p>M</text:p>
          </table:table-cell>
          <table:table-cell office:value-type="float" office:value="1703333" calcext:value-type="float">
            <text:p>17033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6.279.413-04</text:p>
          </table:table-cell>
          <table:table-cell office:value-type="string" calcext:value-type="string">
            <text:p>26/09/197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5055516888673724" calcext:value-type="float">
            <text:p>5055516888673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ONISIA ALVES RODRIGUES DO VALE</text:p>
          </table:table-cell>
          <table:table-cell office:value-type="string" calcext:value-type="string">
            <text:p>F</text:p>
          </table:table-cell>
          <table:table-cell office:value-type="float" office:value="2916933" calcext:value-type="float">
            <text:p>29169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21.684.073-04</text:p>
          </table:table-cell>
          <table:table-cell office:value-type="string" calcext:value-type="string">
            <text:p>27/09/1979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034997502979727" calcext:value-type="float">
            <text:p>40349975029797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EYTON VIEIRA FERNANDES</text:p>
          </table:table-cell>
          <table:table-cell office:value-type="string" calcext:value-type="string">
            <text:p>M</text:p>
          </table:table-cell>
          <table:table-cell office:value-type="float" office:value="2030488" calcext:value-type="float">
            <text:p>203048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58.010.618-86</text:p>
          </table:table-cell>
          <table:table-cell office:value-type="string" calcext:value-type="string">
            <text:p>02/03/197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05/2013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729002119193983" calcext:value-type="float">
            <text:p>472900211919398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STIANE MARINHO UCHOA LOPES</text:p>
          </table:table-cell>
          <table:table-cell office:value-type="string" calcext:value-type="string">
            <text:p>F</text:p>
          </table:table-cell>
          <table:table-cell office:value-type="float" office:value="2341790" calcext:value-type="float">
            <text:p>234179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31.703.193-53</text:p>
          </table:table-cell>
          <table:table-cell office:value-type="string" calcext:value-type="string">
            <text:p>23/10/198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/11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052783300410076" calcext:value-type="float">
            <text:p>40527833004100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STINA REJANE FEITOSA SILVA</text:p>
          </table:table-cell>
          <table:table-cell office:value-type="string" calcext:value-type="string">
            <text:p>F</text:p>
          </table:table-cell>
          <table:table-cell office:value-type="float" office:value="2144534" calcext:value-type="float">
            <text:p>214453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9.077.073-87</text:p>
          </table:table-cell>
          <table:table-cell office:value-type="string" calcext:value-type="string">
            <text:p>15/01/197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094745115203706" calcext:value-type="float">
            <text:p>40947451152037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VAL SOUSA CAVALCANTE</text:p>
          </table:table-cell>
          <table:table-cell office:value-type="string" calcext:value-type="string">
            <text:p>M</text:p>
          </table:table-cell>
          <table:table-cell office:value-type="float" office:value="2286524" calcext:value-type="float">
            <text:p>228652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31.369.433-68</text:p>
          </table:table-cell>
          <table:table-cell office:value-type="string" calcext:value-type="string">
            <text:p>02/07/1983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/03/2016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5123075219232165" calcext:value-type="float">
            <text:p>51230752192321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NEGRAO GRANGEIRO</text:p>
          </table:table-cell>
          <table:table-cell office:value-type="string" calcext:value-type="string">
            <text:p>M</text:p>
          </table:table-cell>
          <table:table-cell office:value-type="float" office:value="2434121" calcext:value-type="float">
            <text:p>243412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25.975.873-04</text:p>
          </table:table-cell>
          <table:table-cell office:value-type="string" calcext:value-type="string">
            <text:p>13/05/1972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01/02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980832915861160" calcext:value-type="float">
            <text:p>598083291586116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VERNON VIEIRA</text:p>
          </table:table-cell>
          <table:table-cell office:value-type="string" calcext:value-type="string">
            <text:p>M</text:p>
          </table:table-cell>
          <table:table-cell office:value-type="float" office:value="2526665" calcext:value-type="float">
            <text:p>252666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53.146.195-04</text:p>
          </table:table-cell>
          <table:table-cell office:value-type="string" calcext:value-type="string">
            <text:p>26/06/197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5/01/200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3561131844492762" calcext:value-type="float">
            <text:p>35611318444927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BORA ADRIANO SAMPAIO</text:p>
          </table:table-cell>
          <table:table-cell office:value-type="string" calcext:value-type="string">
            <text:p>F</text:p>
          </table:table-cell>
          <table:table-cell office:value-type="float" office:value="2559893" calcext:value-type="float">
            <text:p>255989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4.641.483-87</text:p>
          </table:table-cell>
          <table:table-cell office:value-type="string" calcext:value-type="string">
            <text:p>13/11/198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6540558738558126" calcext:value-type="float">
            <text:p>6540558738558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BORAH MACEDO DOS SANTOS</text:p>
          </table:table-cell>
          <table:table-cell office:value-type="string" calcext:value-type="string">
            <text:p>F</text:p>
          </table:table-cell>
          <table:table-cell office:value-type="float" office:value="2085983" calcext:value-type="float">
            <text:p>208598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4.958.503-90</text:p>
          </table:table-cell>
          <table:table-cell office:value-type="string" calcext:value-type="string">
            <text:p>30/11/1985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7/02/2014</text:p>
          </table:table-cell>
          <table:table-cell office:value-type="string" calcext:value-type="string">
            <text:p>ARQUITETURA_URBANISMO_E_DESIGN</text:p>
          </table:table-cell>
          <table:table-cell/>
          <table:table-cell office:value-type="float" office:value="9.91805578342287E+015" calcext:value-type="float">
            <text:p>9,91805578342287E+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ISE SANTOS DO NASCIMENTO</text:p>
          </table:table-cell>
          <table:table-cell office:value-type="string" calcext:value-type="string">
            <text:p>F</text:p>
          </table:table-cell>
          <table:table-cell office:value-type="float" office:value="1637205" calcext:value-type="float">
            <text:p>16372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18.508.934-20</text:p>
          </table:table-cell>
          <table:table-cell office:value-type="string" calcext:value-type="string">
            <text:p>14/11/1966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6021294493465636" calcext:value-type="float">
            <text:p>60212944934656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ISE TEIXEIRA DE MENEZES</text:p>
          </table:table-cell>
          <table:table-cell office:value-type="string" calcext:value-type="string">
            <text:p>F</text:p>
          </table:table-cell>
          <table:table-cell office:value-type="float" office:value="2572682" calcext:value-type="float">
            <text:p>257268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13.272.873-15</text:p>
          </table:table-cell>
          <table:table-cell office:value-type="string" calcext:value-type="string">
            <text:p>17/03/1973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87660650177865E+015" calcext:value-type="float">
            <text:p>9,87660650177865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YSSON AXEL RIBEIRO MOTA</text:p>
          </table:table-cell>
          <table:table-cell office:value-type="string" calcext:value-type="string">
            <text:p>M</text:p>
          </table:table-cell>
          <table:table-cell office:value-type="float" office:value="2798079" calcext:value-type="float">
            <text:p>279807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2.884.405-38</text:p>
          </table:table-cell>
          <table:table-cell office:value-type="string" calcext:value-type="string">
            <text:p>21/06/198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2/08/2015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273037072033521" calcext:value-type="float">
            <text:p>1273037072033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GO COELHO DO NASCIMENTO</text:p>
          </table:table-cell>
          <table:table-cell office:value-type="string" calcext:value-type="string">
            <text:p>M</text:p>
          </table:table-cell>
          <table:table-cell office:value-type="float" office:value="1019549" calcext:value-type="float">
            <text:p>101954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6.862.933-14</text:p>
          </table:table-cell>
          <table:table-cell office:value-type="string" calcext:value-type="string">
            <text:p>10/04/198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5/2016</text:p>
          </table:table-cell>
          <table:table-cell office:value-type="string" calcext:value-type="string">
            <text:p>GEOGRAFIA</text:p>
          </table:table-cell>
          <table:table-cell/>
          <table:table-cell office:value-type="float" office:value="3077939057334697" calcext:value-type="float">
            <text:p>30779390573346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EGO DE SOUSA GUERRA</text:p>
          </table:table-cell>
          <table:table-cell office:value-type="string" calcext:value-type="string">
            <text:p>M</text:p>
          </table:table-cell>
          <table:table-cell office:value-type="float" office:value="2895802" calcext:value-type="float">
            <text:p>289580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1.477.653-74</text:p>
          </table:table-cell>
          <table:table-cell office:value-type="string" calcext:value-type="string">
            <text:p>12/06/198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3/2012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3457629790634933" calcext:value-type="float">
            <text:p>3457629790634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AS DE CASTRO E SILVA NETO</text:p>
          </table:table-cell>
          <table:table-cell office:value-type="string" calcext:value-type="string">
            <text:p>M</text:p>
          </table:table-cell>
          <table:table-cell office:value-type="float" office:value="1643876" calcext:value-type="float">
            <text:p>164387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96.623.983-68</text:p>
          </table:table-cell>
          <table:table-cell office:value-type="string" calcext:value-type="string">
            <text:p>25/06/1973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8/2008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625460468263752" calcext:value-type="float">
            <text:p>62546046826375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OGENES DARCE CARDOSO DE LUNA</text:p>
          </table:table-cell>
          <table:table-cell office:value-type="string" calcext:value-type="string">
            <text:p>M</text:p>
          </table:table-cell>
          <table:table-cell office:value-type="float" office:value="1809722" calcext:value-type="float">
            <text:p>180972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3.112.534-67</text:p>
          </table:table-cell>
          <table:table-cell office:value-type="string" calcext:value-type="string">
            <text:p>08/04/198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8/2010</text:p>
          </table:table-cell>
          <table:table-cell office:value-type="string" calcext:value-type="string">
            <text:p>COMUNICACAO_E_INFORMACAO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LE PEDRO DE SOUSA FILHO</text:p>
          </table:table-cell>
          <table:table-cell office:value-type="string" calcext:value-type="string">
            <text:p>M</text:p>
          </table:table-cell>
          <table:table-cell office:value-type="float" office:value="2555924" calcext:value-type="float">
            <text:p>255592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7.036.513-68</text:p>
          </table:table-cell>
          <table:table-cell office:value-type="string" calcext:value-type="string">
            <text:p>07/04/196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01349535383478E+015" calcext:value-type="float">
            <text:p>9,01349535383478E+0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CARLOS PEREIRA DE SOUSA</text:p>
          </table:table-cell>
          <table:table-cell office:value-type="string" calcext:value-type="string">
            <text:p>M</text:p>
          </table:table-cell>
          <table:table-cell office:value-type="float" office:value="2235030" calcext:value-type="float">
            <text:p>223503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49.848.854-32</text:p>
          </table:table-cell>
          <table:table-cell office:value-type="string" calcext:value-type="string">
            <text:p>01/08/1983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6/2015</text:p>
          </table:table-cell>
          <table:table-cell office:value-type="string" calcext:value-type="string">
            <text:p>GEOCIENCIAS</text:p>
          </table:table-cell>
          <table:table-cell/>
          <table:table-cell office:value-type="float" office:value="7323917846678454" calcext:value-type="float">
            <text:p>73239178466784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LZA MARIA FELIPE VASQUEZ</text:p>
          </table:table-cell>
          <table:table-cell office:value-type="string" calcext:value-type="string">
            <text:p>F</text:p>
          </table:table-cell>
          <table:table-cell office:value-type="float" office:value="1676670" calcext:value-type="float">
            <text:p>167667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61.691.423-91</text:p>
          </table:table-cell>
          <table:table-cell office:value-type="string" calcext:value-type="string">
            <text:p>21/01/1962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9.25968890211257E+015" calcext:value-type="float">
            <text:p>9,25968890211257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SON OTONIEL DA SILVA</text:p>
          </table:table-cell>
          <table:table-cell office:value-type="string" calcext:value-type="string">
            <text:p>M</text:p>
          </table:table-cell>
          <table:table-cell office:value-type="float" office:value="1945902" calcext:value-type="float">
            <text:p>194590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48.506.864-86</text:p>
          </table:table-cell>
          <table:table-cell office:value-type="string" calcext:value-type="string">
            <text:p>22/05/1985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/08/2017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4619630273649363" calcext:value-type="float">
            <text:p>4619630273649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UARDO SILVIO GOUVEIA GONCALVES</text:p>
          </table:table-cell>
          <table:table-cell office:value-type="string" calcext:value-type="string">
            <text:p>M</text:p>
          </table:table-cell>
          <table:table-cell office:value-type="float" office:value="3483970" calcext:value-type="float">
            <text:p>348397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36.247.413-49</text:p>
          </table:table-cell>
          <table:table-cell office:value-type="string" calcext:value-type="string">
            <text:p>25/07/195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848725063883598" calcext:value-type="float">
            <text:p>48487250638835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UARDO VIVIAN DA CUNHA</text:p>
          </table:table-cell>
          <table:table-cell office:value-type="string" calcext:value-type="string">
            <text:p>M</text:p>
          </table:table-cell>
          <table:table-cell office:value-type="float" office:value="1735361" calcext:value-type="float">
            <text:p>173536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56.363.660-00</text:p>
          </table:table-cell>
          <table:table-cell office:value-type="string" calcext:value-type="string">
            <text:p>06/05/1979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10/2009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438360365414621" calcext:value-type="float">
            <text:p>43836036541462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DVANIA TRAJANO TEOFILO</text:p>
          </table:table-cell>
          <table:table-cell office:value-type="string" calcext:value-type="string">
            <text:p>F</text:p>
          </table:table-cell>
          <table:table-cell office:value-type="float" office:value="1890740" calcext:value-type="float">
            <text:p>189074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948.404-85</text:p>
          </table:table-cell>
          <table:table-cell office:value-type="string" calcext:value-type="string">
            <text:p>26/08/197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4/04/2015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8243151291427201" calcext:value-type="float">
            <text:p>82431512914272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WIN DOS SANTOS CARVALHO</text:p>
          </table:table-cell>
          <table:table-cell office:value-type="string" calcext:value-type="string">
            <text:p>M</text:p>
          </table:table-cell>
          <table:table-cell office:value-type="float" office:value="1963459" calcext:value-type="float">
            <text:p>196345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4.643.544-74</text:p>
          </table:table-cell>
          <table:table-cell office:value-type="string" calcext:value-type="string">
            <text:p>02/08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0/08/2012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2732162210751847" calcext:value-type="float">
            <text:p>27321622107518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AINE DE JESUS SOUZA</text:p>
          </table:table-cell>
          <table:table-cell office:value-type="string" calcext:value-type="string">
            <text:p>F</text:p>
          </table:table-cell>
          <table:table-cell office:value-type="float" office:value="3068909" calcext:value-type="float">
            <text:p>306890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3.470.155-41</text:p>
          </table:table-cell>
          <table:table-cell office:value-type="string" calcext:value-type="string">
            <text:p>19/05/1988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2/09/2018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5663850739310141" calcext:value-type="float">
            <text:p>56638507393101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LANE ABREU DE OLIVEIRA</text:p>
          </table:table-cell>
          <table:table-cell office:value-type="string" calcext:value-type="string">
            <text:p>F</text:p>
          </table:table-cell>
          <table:table-cell office:value-type="float" office:value="1314404" calcext:value-type="float">
            <text:p>131440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13.289.343-49</text:p>
          </table:table-cell>
          <table:table-cell office:value-type="string" calcext:value-type="string">
            <text:p>26/07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/02/201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5611227122907290" calcext:value-type="float">
            <text:p>5611227122907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AZAR MENEZES ARAUJO</text:p>
          </table:table-cell>
          <table:table-cell office:value-type="string" calcext:value-type="string">
            <text:p>M</text:p>
          </table:table-cell>
          <table:table-cell office:value-type="float" office:value="1062262" calcext:value-type="float">
            <text:p>106226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92.566.753-15</text:p>
          </table:table-cell>
          <table:table-cell office:value-type="string" calcext:value-type="string">
            <text:p>16/06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5/02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8820850388764115" calcext:value-type="float">
            <text:p>88208503887641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PEREIRA LOPES JUNIOR</text:p>
          </table:table-cell>
          <table:table-cell office:value-type="string" calcext:value-type="string">
            <text:p>M</text:p>
          </table:table-cell>
          <table:table-cell office:value-type="float" office:value="2359945" calcext:value-type="float">
            <text:p>235994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25.555.941-91</text:p>
          </table:table-cell>
          <table:table-cell office:value-type="string" calcext:value-type="string">
            <text:p>28/08/198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2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2819565797648735" calcext:value-type="float">
            <text:p>281956579764873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IENY DO NASCIMENTO SILVA</text:p>
          </table:table-cell>
          <table:table-cell office:value-type="string" calcext:value-type="string">
            <text:p>F</text:p>
          </table:table-cell>
          <table:table-cell office:value-type="float" office:value="1676696" calcext:value-type="float">
            <text:p>167669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91.752.433-34</text:p>
          </table:table-cell>
          <table:table-cell office:value-type="string" calcext:value-type="string">
            <text:p>23/02/197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365092858604074" calcext:value-type="float">
            <text:p>13650928586040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ANUEL MARCONDES DE SOUZA TORQUATO</text:p>
          </table:table-cell>
          <table:table-cell office:value-type="string" calcext:value-type="string">
            <text:p>M</text:p>
          </table:table-cell>
          <table:table-cell office:value-type="float" office:value="1030818" calcext:value-type="float">
            <text:p>103081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03.586.243-04</text:p>
          </table:table-cell>
          <table:table-cell office:value-type="string" calcext:value-type="string">
            <text:p>13/04/1975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1/2016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316712180016508" calcext:value-type="float">
            <text:p>13167121800165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MILLE SAMPAIO CORDEIRO</text:p>
          </table:table-cell>
          <table:table-cell office:value-type="string" calcext:value-type="string">
            <text:p>F</text:p>
          </table:table-cell>
          <table:table-cell office:value-type="float" office:value="1001920" calcext:value-type="float">
            <text:p>100192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3.484.593-70</text:p>
          </table:table-cell>
          <table:table-cell office:value-type="string" calcext:value-type="string">
            <text:p>09/02/198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/11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849028743490758" calcext:value-type="float">
            <text:p>484902874349075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MANUELA QUENTAL CALLOU SA</text:p>
          </table:table-cell>
          <table:table-cell office:value-type="string" calcext:value-type="string">
            <text:p>F</text:p>
          </table:table-cell>
          <table:table-cell office:value-type="float" office:value="1764464" calcext:value-type="float">
            <text:p>176446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40.462.253-00</text:p>
          </table:table-cell>
          <table:table-cell office:value-type="string" calcext:value-type="string">
            <text:p>24/11/197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MEDICINA_I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CA BOIZAN BATISTA</text:p>
          </table:table-cell>
          <table:table-cell office:value-type="string" calcext:value-type="string">
            <text:p>F</text:p>
          </table:table-cell>
          <table:table-cell office:value-type="float" office:value="2372129" calcext:value-type="float">
            <text:p>237212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46.379.148-09</text:p>
          </table:table-cell>
          <table:table-cell office:value-type="string" calcext:value-type="string">
            <text:p>24/04/1987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2842044368178126" calcext:value-type="float">
            <text:p>28420443681781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CH PIRES LISBOA</text:p>
          </table:table-cell>
          <table:table-cell office:value-type="string" calcext:value-type="string">
            <text:p>M</text:p>
          </table:table-cell>
          <table:table-cell office:value-type="float" office:value="2220557" calcext:value-type="float">
            <text:p>222055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36.924.700-53</text:p>
          </table:table-cell>
          <table:table-cell office:value-type="string" calcext:value-type="string">
            <text:p>03/01/1972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31/01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376550419052872" calcext:value-type="float">
            <text:p>43765504190528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CSSON VENANCIO CORIOLANO</text:p>
          </table:table-cell>
          <table:table-cell office:value-type="string" calcext:value-type="string">
            <text:p>M</text:p>
          </table:table-cell>
          <table:table-cell office:value-type="float" office:value="1548707" calcext:value-type="float">
            <text:p>154870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9.279.103-15</text:p>
          </table:table-cell>
          <table:table-cell office:value-type="string" calcext:value-type="string">
            <text:p>03/11/197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226086175902366" calcext:value-type="float">
            <text:p>122608617590236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WIN ULISES LOPEZ PALECHOR</text:p>
          </table:table-cell>
          <table:table-cell office:value-type="string" calcext:value-type="string">
            <text:p>M</text:p>
          </table:table-cell>
          <table:table-cell office:value-type="float" office:value="1253541" calcext:value-type="float">
            <text:p>125354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01.883.721-99</text:p>
          </table:table-cell>
          <table:table-cell office:value-type="string" calcext:value-type="string">
            <text:p>16/12/198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8567538325663366" calcext:value-type="float">
            <text:p>85675383256633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ELITA LIMA CANDIDO</text:p>
          </table:table-cell>
          <table:table-cell office:value-type="string" calcext:value-type="string">
            <text:p>F</text:p>
          </table:table-cell>
          <table:table-cell office:value-type="float" office:value="2350490" calcext:value-type="float">
            <text:p>235049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74.460.083-34</text:p>
          </table:table-cell>
          <table:table-cell office:value-type="string" calcext:value-type="string">
            <text:p>11/11/197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/02/2006</text:p>
          </table:table-cell>
          <table:table-cell office:value-type="string" calcext:value-type="string">
            <text:p>SAUDE_COLETIVA</text:p>
          </table:table-cell>
          <table:table-cell/>
          <table:table-cell office:value-type="float" office:value="680341824918868" calcext:value-type="float">
            <text:p>6803418249188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VANIRA RODRIGUES MAIA</text:p>
          </table:table-cell>
          <table:table-cell office:value-type="string" calcext:value-type="string">
            <text:p>F</text:p>
          </table:table-cell>
          <table:table-cell office:value-type="float" office:value="1350136" calcext:value-type="float">
            <text:p>135013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3.441.013-34</text:p>
          </table:table-cell>
          <table:table-cell office:value-type="string" calcext:value-type="string">
            <text:p>23/08/197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/04/2002</text:p>
          </table:table-cell>
          <table:table-cell office:value-type="string" calcext:value-type="string">
            <text:p>SAUDE_COLETIVA</text:p>
          </table:table-cell>
          <table:table-cell/>
          <table:table-cell office:value-type="float" office:value="8560595563251523" calcext:value-type="float">
            <text:p>8560595563251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BIANA APARECIDA LAZZARIN</text:p>
          </table:table-cell>
          <table:table-cell office:value-type="string" calcext:value-type="string">
            <text:p>F</text:p>
          </table:table-cell>
          <table:table-cell office:value-type="float" office:value="1210233" calcext:value-type="float">
            <text:p>12102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81.826.658-09</text:p>
          </table:table-cell>
          <table:table-cell office:value-type="string" calcext:value-type="string">
            <text:p>25/03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0/03/201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5619742392961763" calcext:value-type="float">
            <text:p>56197423929617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BIANO DA SILVA FERREIRA</text:p>
          </table:table-cell>
          <table:table-cell office:value-type="string" calcext:value-type="string">
            <text:p>M</text:p>
          </table:table-cell>
          <table:table-cell office:value-type="float" office:value="1551971" calcext:value-type="float">
            <text:p>155197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5.931.143-15</text:p>
          </table:table-cell>
          <table:table-cell office:value-type="string" calcext:value-type="string">
            <text:p>19/05/1975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2236248231284869" calcext:value-type="float">
            <text:p>2236248231284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LIPE THOMAZ DA CAMARA</text:p>
          </table:table-cell>
          <table:table-cell office:value-type="string" calcext:value-type="string">
            <text:p>M</text:p>
          </table:table-cell>
          <table:table-cell office:value-type="float" office:value="1667016" calcext:value-type="float">
            <text:p>166701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0.622.848-37</text:p>
          </table:table-cell>
          <table:table-cell office:value-type="string" calcext:value-type="string">
            <text:p>05/05/1981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12/2008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8601948329546238" calcext:value-type="float">
            <text:p>86019483295462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NANDO SEPE GIMBO</text:p>
          </table:table-cell>
          <table:table-cell office:value-type="string" calcext:value-type="string">
            <text:p>M</text:p>
          </table:table-cell>
          <table:table-cell office:value-type="float" office:value="1252985" calcext:value-type="float">
            <text:p>12529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36.551.888-62</text:p>
          </table:table-cell>
          <table:table-cell office:value-type="string" calcext:value-type="string">
            <text:p>15/03/1985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6905120167516416" calcext:value-type="float">
            <text:p>6905120167516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VIO AUGUSTO XAVIER CARNEIRO PINHO</text:p>
          </table:table-cell>
          <table:table-cell office:value-type="string" calcext:value-type="string">
            <text:p>M</text:p>
          </table:table-cell>
          <table:table-cell office:value-type="float" office:value="2335324" calcext:value-type="float">
            <text:p>233532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7.837.251-09</text:p>
          </table:table-cell>
          <table:table-cell office:value-type="string" calcext:value-type="string">
            <text:p>21/04/199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0/08/201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8671885505843486" calcext:value-type="float">
            <text:p>86718855058434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NEIDE AMORIM COSTA SANTOS</text:p>
          </table:table-cell>
          <table:table-cell office:value-type="string" calcext:value-type="string">
            <text:p>F</text:p>
          </table:table-cell>
          <table:table-cell office:value-type="float" office:value="2185326" calcext:value-type="float">
            <text:p>21853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43.638.804-90</text:p>
          </table:table-cell>
          <table:table-cell office:value-type="string" calcext:value-type="string">
            <text:p>14/12/1980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1/2015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7328717833215830" calcext:value-type="float">
            <text:p>73287178332158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ONE CHARAPA ALVES</text:p>
          </table:table-cell>
          <table:table-cell office:value-type="string" calcext:value-type="string">
            <text:p>F</text:p>
          </table:table-cell>
          <table:table-cell office:value-type="float" office:value="2408699" calcext:value-type="float">
            <text:p>240869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87.550.843-20</text:p>
          </table:table-cell>
          <table:table-cell office:value-type="string" calcext:value-type="string">
            <text:p>11/06/1971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7/2017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3924678282455249" calcext:value-type="float">
            <text:p>3924678282455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RANCISCA DAMIANA VIEIRA</text:p>
          </table:table-cell>
          <table:table-cell office:value-type="string" calcext:value-type="string">
            <text:p>F</text:p>
          </table:table-cell>
          <table:table-cell office:value-type="float" office:value="2359819" calcext:value-type="float">
            <text:p>235981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5.773.803-90</text:p>
          </table:table-cell>
          <table:table-cell office:value-type="string" calcext:value-type="string">
            <text:p>26/03/1990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01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2420530016168868" calcext:value-type="float">
            <text:p>242053001616886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A MARIA MARTINS PEREIRA</text:p>
          </table:table-cell>
          <table:table-cell office:value-type="string" calcext:value-type="string">
            <text:p>F</text:p>
          </table:table-cell>
          <table:table-cell office:value-type="float" office:value="1808435" calcext:value-type="float">
            <text:p>18084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08.080.413-04</text:p>
          </table:table-cell>
          <table:table-cell office:value-type="string" calcext:value-type="string">
            <text:p>25/05/197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8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4567080204141998" calcext:value-type="float">
            <text:p>45670802041419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A PEREIRA DOS SANTOS</text:p>
          </table:table-cell>
          <table:table-cell office:value-type="string" calcext:value-type="string">
            <text:p>F</text:p>
          </table:table-cell>
          <table:table-cell office:value-type="float" office:value="1548675" calcext:value-type="float">
            <text:p>154867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6.316.663-68</text:p>
          </table:table-cell>
          <table:table-cell office:value-type="string" calcext:value-type="string">
            <text:p>26/03/1969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SOCIOLOGIA</text:p>
          </table:table-cell>
          <table:table-cell/>
          <table:table-cell office:value-type="float" office:value="939531253224149" calcext:value-type="float">
            <text:p>93953125322414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CISCO ALIXANDRE AVILA RODRIGUES</text:p>
          </table:table-cell>
          <table:table-cell office:value-type="string" calcext:value-type="string">
            <text:p>M</text:p>
          </table:table-cell>
          <table:table-cell office:value-type="float" office:value="1569439" calcext:value-type="float">
            <text:p>156943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6.419.173-20</text:p>
          </table:table-cell>
          <table:table-cell office:value-type="string" calcext:value-type="string">
            <text:p>19/02/197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9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2945663163659867" calcext:value-type="float">
            <text:p>29456631636598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CALVI DA CRUZ JUNIOR</text:p>
          </table:table-cell>
          <table:table-cell office:value-type="string" calcext:value-type="string">
            <text:p>M</text:p>
          </table:table-cell>
          <table:table-cell office:value-type="float" office:value="2766361" calcext:value-type="float">
            <text:p>276636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63.139.863-34</text:p>
          </table:table-cell>
          <table:table-cell office:value-type="string" calcext:value-type="string">
            <text:p>20/08/198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4/06/2014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5988599512314100" calcext:value-type="float">
            <text:p>5988599512314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CARLEIAL FEIJO DE SA</text:p>
          </table:table-cell>
          <table:table-cell office:value-type="string" calcext:value-type="string">
            <text:p>M</text:p>
          </table:table-cell>
          <table:table-cell office:value-type="float" office:value="1764567" calcext:value-type="float">
            <text:p>176456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88.895.455-34</text:p>
          </table:table-cell>
          <table:table-cell office:value-type="string" calcext:value-type="string">
            <text:p>30/07/197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84286971645252E+015" calcext:value-type="float">
            <text:p>9,84286971645252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DAS CHAGAS ALEXANDRE NUNES DE SOUSA</text:p>
          </table:table-cell>
          <table:table-cell office:value-type="string" calcext:value-type="string">
            <text:p>M</text:p>
          </table:table-cell>
          <table:table-cell office:value-type="float" office:value="1803496" calcext:value-type="float">
            <text:p>180349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97.897.873-91</text:p>
          </table:table-cell>
          <table:table-cell office:value-type="string" calcext:value-type="string">
            <text:p>09/02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7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778198913476287" calcext:value-type="float">
            <text:p>17781989134762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ISCO DE ASSIS BENJAMIM FILHO</text:p>
          </table:table-cell>
          <table:table-cell office:value-type="string" calcext:value-type="string">
            <text:p>M</text:p>
          </table:table-cell>
          <table:table-cell office:value-type="float" office:value="1241552" calcext:value-type="float">
            <text:p>124155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2.048.563-12</text:p>
          </table:table-cell>
          <table:table-cell office:value-type="string" calcext:value-type="string">
            <text:p>03/07/1987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6305635304055308" calcext:value-type="float">
            <text:p>6305635304055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DRENO VIANA DA SILVA</text:p>
          </table:table-cell>
          <table:table-cell office:value-type="string" calcext:value-type="string">
            <text:p>M</text:p>
          </table:table-cell>
          <table:table-cell office:value-type="float" office:value="2223713" calcext:value-type="float">
            <text:p>22237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60.231.213-49</text:p>
          </table:table-cell>
          <table:table-cell office:value-type="string" calcext:value-type="string">
            <text:p>01/09/196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3707396722617723" calcext:value-type="float">
            <text:p>37073967226177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HENRIQUE PEIXOTO DA SILVA</text:p>
          </table:table-cell>
          <table:table-cell office:value-type="string" calcext:value-type="string">
            <text:p>M</text:p>
          </table:table-cell>
          <table:table-cell office:value-type="float" office:value="2506234" calcext:value-type="float">
            <text:p>250623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6.691.943-20</text:p>
          </table:table-cell>
          <table:table-cell office:value-type="string" calcext:value-type="string">
            <text:p>13/04/196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5/09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532305185321403" calcext:value-type="float">
            <text:p>35323051853214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JOSE DA SILVA</text:p>
          </table:table-cell>
          <table:table-cell office:value-type="string" calcext:value-type="string">
            <text:p>M</text:p>
          </table:table-cell>
          <table:table-cell office:value-type="float" office:value="1676572" calcext:value-type="float">
            <text:p>167657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81.103.023-00</text:p>
          </table:table-cell>
          <table:table-cell office:value-type="string" calcext:value-type="string">
            <text:p>03/10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3132573542983746" calcext:value-type="float">
            <text:p>31325735429837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CISCO JOSE DE PAULA FILHO</text:p>
          </table:table-cell>
          <table:table-cell office:value-type="string" calcext:value-type="string">
            <text:p>M</text:p>
          </table:table-cell>
          <table:table-cell office:value-type="float" office:value="2513585" calcext:value-type="float">
            <text:p>25135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8.564.393-34</text:p>
          </table:table-cell>
          <table:table-cell office:value-type="string" calcext:value-type="string">
            <text:p>13/12/197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4/06/2014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7407912354146151" calcext:value-type="float">
            <text:p>740791235414615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CISCO JOSE PEREIRA DE ALMEIDA</text:p>
          </table:table-cell>
          <table:table-cell office:value-type="string" calcext:value-type="string">
            <text:p>M</text:p>
          </table:table-cell>
          <table:table-cell office:value-type="float" office:value="2658709" calcext:value-type="float">
            <text:p>265870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9.732.653-04</text:p>
          </table:table-cell>
          <table:table-cell office:value-type="string" calcext:value-type="string">
            <text:p>19/03/196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1/2009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4561620103335126" calcext:value-type="float">
            <text:p>456162010333512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MARCOS BEZERRA DA CUNHA</text:p>
          </table:table-cell>
          <table:table-cell office:value-type="string" calcext:value-type="string">
            <text:p>M</text:p>
          </table:table-cell>
          <table:table-cell office:value-type="float" office:value="2481182" calcext:value-type="float">
            <text:p>248118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93.990.464-00</text:p>
          </table:table-cell>
          <table:table-cell office:value-type="string" calcext:value-type="string">
            <text:p>15/02/1953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9/02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68498331181532" calcext:value-type="float">
            <text:p>668498331181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ISCO NASCIMENTO PEREIRA JUNIOR</text:p>
          </table:table-cell>
          <table:table-cell office:value-type="string" calcext:value-type="string">
            <text:p>M</text:p>
          </table:table-cell>
          <table:table-cell office:value-type="float" office:value="2185176" calcext:value-type="float">
            <text:p>218517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3.633.503-90</text:p>
          </table:table-cell>
          <table:table-cell office:value-type="string" calcext:value-type="string">
            <text:p>20/01/1986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1/2015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9366744574438" calcext:value-type="float">
            <text:p>93667445744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PEREIRA CHAVES</text:p>
          </table:table-cell>
          <table:table-cell office:value-type="string" calcext:value-type="string">
            <text:p>M</text:p>
          </table:table-cell>
          <table:table-cell office:value-type="float" office:value="2103207" calcext:value-type="float">
            <text:p>210320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0.099.953-25</text:p>
          </table:table-cell>
          <table:table-cell office:value-type="string" calcext:value-type="string">
            <text:p>23/01/198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3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1023375222887639" calcext:value-type="float">
            <text:p>102337522288763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RANIERE MOREIRA DA SILVA</text:p>
          </table:table-cell>
          <table:table-cell office:value-type="string" calcext:value-type="string">
            <text:p>M</text:p>
          </table:table-cell>
          <table:table-cell office:value-type="float" office:value="2080200" calcext:value-type="float">
            <text:p>20802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1.913.373-50</text:p>
          </table:table-cell>
          <table:table-cell office:value-type="string" calcext:value-type="string">
            <text:p>27/06/198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12/2013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2730899546469789" calcext:value-type="float">
            <text:p>2730899546469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NCISCO RAULE DE SOUSA</text:p>
          </table:table-cell>
          <table:table-cell office:value-type="string" calcext:value-type="string">
            <text:p>M</text:p>
          </table:table-cell>
          <table:table-cell office:value-type="float" office:value="1276094" calcext:value-type="float">
            <text:p>127609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166.083-90</text:p>
          </table:table-cell>
          <table:table-cell office:value-type="string" calcext:value-type="string">
            <text:p>02/09/1986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4/02/2017</text:p>
          </table:table-cell>
          <table:table-cell office:value-type="string" calcext:value-type="string">
            <text:p>LINGUISTICA_E_LITERATURA</text:p>
          </table:table-cell>
          <table:table-cell/>
          <table:table-cell office:value-type="float" office:value="3653841020297820" calcext:value-type="float">
            <text:p>365384102029782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ROBERTO DE AZEVEDO</text:p>
          </table:table-cell>
          <table:table-cell office:value-type="string" calcext:value-type="string">
            <text:p>M</text:p>
          </table:table-cell>
          <table:table-cell office:value-type="float" office:value="1548701" calcext:value-type="float">
            <text:p>154870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78.522.954-87</text:p>
          </table:table-cell>
          <table:table-cell office:value-type="string" calcext:value-type="string">
            <text:p>05/08/1969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7232754070890745" calcext:value-type="float">
            <text:p>7232754070890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CISCO WEBER DOS ANJOS</text:p>
          </table:table-cell>
          <table:table-cell office:value-type="string" calcext:value-type="string">
            <text:p>M</text:p>
          </table:table-cell>
          <table:table-cell office:value-type="float" office:value="2413459" calcext:value-type="float">
            <text:p>241345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37.208.543-53</text:p>
          </table:table-cell>
          <table:table-cell office:value-type="string" calcext:value-type="string">
            <text:p>28/04/197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2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451448835164614" calcext:value-type="float">
            <text:p>84514488351646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ISCO WIRLEY PAULINO RIBEIRO</text:p>
          </table:table-cell>
          <table:table-cell office:value-type="string" calcext:value-type="string">
            <text:p>M</text:p>
          </table:table-cell>
          <table:table-cell office:value-type="float" office:value="2334847" calcext:value-type="float">
            <text:p>233484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934.103-47</text:p>
          </table:table-cell>
          <table:table-cell office:value-type="string" calcext:value-type="string">
            <text:p>05/10/1985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2532410799713865" calcext:value-type="float">
            <text:p>253241079971386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AMBERG EINSTEIN CRUZ MACEDO</text:p>
          </table:table-cell>
          <table:table-cell office:value-type="string" calcext:value-type="string">
            <text:p>M</text:p>
          </table:table-cell>
          <table:table-cell office:value-type="float" office:value="3444792" calcext:value-type="float">
            <text:p>344479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1.977.583-68</text:p>
          </table:table-cell>
          <table:table-cell office:value-type="string" calcext:value-type="string">
            <text:p>01/07/197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4/08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42348056785949E+015" calcext:value-type="float">
            <text:p>9,42348056785949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JOAQUIM GARCIA SANTOS</text:p>
          </table:table-cell>
          <table:table-cell office:value-type="string" calcext:value-type="string">
            <text:p>M</text:p>
          </table:table-cell>
          <table:table-cell office:value-type="float" office:value="2336866" calcext:value-type="float">
            <text:p>233686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1.695.465-35</text:p>
          </table:table-cell>
          <table:table-cell office:value-type="string" calcext:value-type="string">
            <text:p>04/05/1980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9/2016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9.65007827621522E+015" calcext:value-type="float">
            <text:p>9,65007827621522E+0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VANI DE OLIVEIRA TAVARES</text:p>
          </table:table-cell>
          <table:table-cell office:value-type="string" calcext:value-type="string">
            <text:p>M</text:p>
          </table:table-cell>
          <table:table-cell office:value-type="float" office:value="1793129" calcext:value-type="float">
            <text:p>179312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66.688.003-78</text:p>
          </table:table-cell>
          <table:table-cell office:value-type="string" calcext:value-type="string">
            <text:p>01/07/196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4/06/2010</text:p>
          </table:table-cell>
          <table:table-cell office:value-type="string" calcext:value-type="string">
            <text:p>DIREITO</text:p>
          </table:table-cell>
          <table:table-cell/>
          <table:table-cell office:value-type="float" office:value="3259620680568093" calcext:value-type="float">
            <text:p>325962068056809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SON FRANCISCO DE OLIVEIRA JUNIOR</text:p>
          </table:table-cell>
          <table:table-cell office:value-type="string" calcext:value-type="string">
            <text:p>M</text:p>
          </table:table-cell>
          <table:table-cell office:value-type="float" office:value="2410744" calcext:value-type="float">
            <text:p>241074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0.612.954-90</text:p>
          </table:table-cell>
          <table:table-cell office:value-type="string" calcext:value-type="string">
            <text:p>05/04/1989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/08/2017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6501725487198410" calcext:value-type="float">
            <text:p>6501725487198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SELE PEREIRA GAMA GARCIA</text:p>
          </table:table-cell>
          <table:table-cell office:value-type="string" calcext:value-type="string">
            <text:p>F</text:p>
          </table:table-cell>
          <table:table-cell office:value-type="float" office:value="1259424" calcext:value-type="float">
            <text:p>125942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3.390.463-01</text:p>
          </table:table-cell>
          <table:table-cell office:value-type="string" calcext:value-type="string">
            <text:p>28/05/199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01/2017</text:p>
          </table:table-cell>
          <table:table-cell office:value-type="string" calcext:value-type="string">
            <text:p>PSICOLOGIA</text:p>
          </table:table-cell>
          <table:table-cell/>
          <table:table-cell office:value-type="float" office:value="5905013862007750" calcext:value-type="float">
            <text:p>59050138620077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SLENE FARIAS DE OLIVEIRA</text:p>
          </table:table-cell>
          <table:table-cell office:value-type="string" calcext:value-type="string">
            <text:p>F</text:p>
          </table:table-cell>
          <table:table-cell office:value-type="float" office:value="1350174" calcext:value-type="float">
            <text:p>135017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98.716.944-15</text:p>
          </table:table-cell>
          <table:table-cell office:value-type="string" calcext:value-type="string">
            <text:p>12/04/196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10/04/2002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084510934957372" calcext:value-type="float">
            <text:p>508451093495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ALANA ADELINO BRANDAO</text:p>
          </table:table-cell>
          <table:table-cell office:value-type="string" calcext:value-type="string">
            <text:p>F</text:p>
          </table:table-cell>
          <table:table-cell office:value-type="float" office:value="2891891" calcext:value-type="float">
            <text:p>289189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41.317.213-68</text:p>
          </table:table-cell>
          <table:table-cell office:value-type="string" calcext:value-type="string">
            <text:p>19/03/1980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4/04/2013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6285771161421294" calcext:value-type="float">
            <text:p>6285771161421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BERTY DI TARSO FERNANDES FACUNDO</text:p>
          </table:table-cell>
          <table:table-cell office:value-type="string" calcext:value-type="string">
            <text:p>M</text:p>
          </table:table-cell>
          <table:table-cell office:value-type="float" office:value="1364396" calcext:value-type="float">
            <text:p>136439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71.243.593-68</text:p>
          </table:table-cell>
          <table:table-cell office:value-type="string" calcext:value-type="string">
            <text:p>13/09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1/10/2012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834158708602916" calcext:value-type="float">
            <text:p>8341587086029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LEN LUCIA CRUZ CALDAS LINS</text:p>
          </table:table-cell>
          <table:table-cell office:value-type="string" calcext:value-type="string">
            <text:p>F</text:p>
          </table:table-cell>
          <table:table-cell office:value-type="float" office:value="2506213" calcext:value-type="float">
            <text:p>25062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5.872.173-20</text:p>
          </table:table-cell>
          <table:table-cell office:value-type="string" calcext:value-type="string">
            <text:p>28/04/197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MEDICINA_I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DEMBURGO GONCALVES ROCHA</text:p>
          </table:table-cell>
          <table:table-cell office:value-type="string" calcext:value-type="string">
            <text:p>M</text:p>
          </table:table-cell>
          <table:table-cell office:value-type="float" office:value="1348411" calcext:value-type="float">
            <text:p>134841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57.118.383-34</text:p>
          </table:table-cell>
          <table:table-cell office:value-type="string" calcext:value-type="string">
            <text:p>30/04/195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/04/2002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3260251809656719" calcext:value-type="float">
            <text:p>32602518096567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GRID MAZZA MATOS RAMOS</text:p>
          </table:table-cell>
          <table:table-cell office:value-type="string" calcext:value-type="string">
            <text:p>F</text:p>
          </table:table-cell>
          <table:table-cell office:value-type="float" office:value="1933305" calcext:value-type="float">
            <text:p>19333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19.403.973-91</text:p>
          </table:table-cell>
          <table:table-cell office:value-type="string" calcext:value-type="string">
            <text:p>15/04/198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3/2012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7843492653468102" calcext:value-type="float">
            <text:p>7843492653468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ANI RIBEIRO VIEIRA LOPES</text:p>
          </table:table-cell>
          <table:table-cell office:value-type="string" calcext:value-type="string">
            <text:p>F</text:p>
          </table:table-cell>
          <table:table-cell office:value-type="float" office:value="1676507" calcext:value-type="float">
            <text:p>167650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3.941.923-72</text:p>
          </table:table-cell>
          <table:table-cell office:value-type="string" calcext:value-type="string">
            <text:p>08/09/1962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ZOOTECNIA_RECURSOS_PESQUEIROS</text:p>
          </table:table-cell>
          <table:table-cell/>
          <table:table-cell office:value-type="float" office:value="9.32774775144044E+015" calcext:value-type="float">
            <text:p>9,32774775144044E+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I SANDRO PAMPOLHA LIMA</text:p>
          </table:table-cell>
          <table:table-cell office:value-type="string" calcext:value-type="string">
            <text:p>M</text:p>
          </table:table-cell>
          <table:table-cell office:value-type="float" office:value="2582142" calcext:value-type="float">
            <text:p>258214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46.902.083-87</text:p>
          </table:table-cell>
          <table:table-cell office:value-type="string" calcext:value-type="string">
            <text:p>05/05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1/10/2012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2722105863058850" calcext:value-type="float">
            <text:p>27221058630588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MA GRACIELLE CARVALHO DE OLIVEIRA SOUZA</text:p>
          </table:table-cell>
          <table:table-cell office:value-type="string" calcext:value-type="string">
            <text:p>F</text:p>
          </table:table-cell>
          <table:table-cell office:value-type="float" office:value="1839444" calcext:value-type="float">
            <text:p>183944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5.938.354-60</text:p>
          </table:table-cell>
          <table:table-cell office:value-type="string" calcext:value-type="string">
            <text:p>27/07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4/02/2011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7768460764767759" calcext:value-type="float">
            <text:p>77684607647677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AC BRITO ROQUE</text:p>
          </table:table-cell>
          <table:table-cell office:value-type="string" calcext:value-type="string">
            <text:p>M</text:p>
          </table:table-cell>
          <table:table-cell office:value-type="float" office:value="3111609" calcext:value-type="float">
            <text:p>311160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1.222.463-83</text:p>
          </table:table-cell>
          <table:table-cell office:value-type="string" calcext:value-type="string">
            <text:p>03/09/198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12/2015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1737273631287056" calcext:value-type="float">
            <text:p>17372736312870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AURA ELAINE GONCALVES MOREIRA ROCHA</text:p>
          </table:table-cell>
          <table:table-cell office:value-type="string" calcext:value-type="string">
            <text:p>F</text:p>
          </table:table-cell>
          <table:table-cell office:value-type="float" office:value="2315742" calcext:value-type="float">
            <text:p>231574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59.004.003-44</text:p>
          </table:table-cell>
          <table:table-cell office:value-type="string" calcext:value-type="string">
            <text:p>10/05/1973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7145108991267264" calcext:value-type="float">
            <text:p>71451089912672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URA RUTE GINO DE AZEVEDO</text:p>
          </table:table-cell>
          <table:table-cell office:value-type="string" calcext:value-type="string">
            <text:p>F</text:p>
          </table:table-cell>
          <table:table-cell office:value-type="float" office:value="1764605" calcext:value-type="float">
            <text:p>17646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77.356.493-04</text:p>
          </table:table-cell>
          <table:table-cell office:value-type="string" calcext:value-type="string">
            <text:p>24/09/197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4139328391118531" calcext:value-type="float">
            <text:p>41393283911185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LO ROMULO DE HOLANDA FERRO</text:p>
          </table:table-cell>
          <table:table-cell office:value-type="string" calcext:value-type="string">
            <text:p>M</text:p>
          </table:table-cell>
          <table:table-cell office:value-type="float" office:value="1809002" calcext:value-type="float">
            <text:p>180900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9.391.854-23</text:p>
          </table:table-cell>
          <table:table-cell office:value-type="string" calcext:value-type="string">
            <text:p>07/08/197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8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985449488577398" calcext:value-type="float">
            <text:p>498544948857739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VAN SATUF REZENDE</text:p>
          </table:table-cell>
          <table:table-cell office:value-type="string" calcext:value-type="string">
            <text:p>M</text:p>
          </table:table-cell>
          <table:table-cell office:value-type="float" office:value="2368261" calcext:value-type="float">
            <text:p>236826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7.361.766-60</text:p>
          </table:table-cell>
          <table:table-cell office:value-type="string" calcext:value-type="string">
            <text:p>07/02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01/201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9.64126101766474E+015" calcext:value-type="float">
            <text:p>9,64126101766474E+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VANIO LOPES DE AZEVEDO JUNIOR</text:p>
          </table:table-cell>
          <table:table-cell office:value-type="string" calcext:value-type="string">
            <text:p>M</text:p>
          </table:table-cell>
          <table:table-cell office:value-type="float" office:value="1651301" calcext:value-type="float">
            <text:p>165130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0.870.193-88</text:p>
          </table:table-cell>
          <table:table-cell office:value-type="string" calcext:value-type="string">
            <text:p>27/12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9/09/2008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6634349127128987" calcext:value-type="float">
            <text:p>66343491271289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VES ROMERO TAVARES DO NASCIMENTO</text:p>
          </table:table-cell>
          <table:table-cell office:value-type="string" calcext:value-type="string">
            <text:p>M</text:p>
          </table:table-cell>
          <table:table-cell office:value-type="float" office:value="1053060" calcext:value-type="float">
            <text:p>105306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3.960.243-51</text:p>
          </table:table-cell>
          <table:table-cell office:value-type="string" calcext:value-type="string">
            <text:p>25/07/198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6/2014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1705135581393915" calcext:value-type="float">
            <text:p>1705135581393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VY FRANCIELLE HIGINO MARTINS</text:p>
          </table:table-cell>
          <table:table-cell office:value-type="string" calcext:value-type="string">
            <text:p>F</text:p>
          </table:table-cell>
          <table:table-cell office:value-type="float" office:value="3008978" calcext:value-type="float">
            <text:p>300897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2.971.486-37</text:p>
          </table:table-cell>
          <table:table-cell office:value-type="string" calcext:value-type="string">
            <text:p>06/07/1988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4/01/2018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446761607077799" calcext:value-type="float">
            <text:p>84467616070777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CIARA BEZERRA MARQUES</text:p>
          </table:table-cell>
          <table:table-cell office:value-type="string" calcext:value-type="string">
            <text:p>F</text:p>
          </table:table-cell>
          <table:table-cell office:value-type="float" office:value="2608787" calcext:value-type="float">
            <text:p>260878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6.508.033-20</text:p>
          </table:table-cell>
          <table:table-cell office:value-type="string" calcext:value-type="string">
            <text:p>12/02/197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380146834378992" calcext:value-type="float">
            <text:p>33801468343789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QUELINE COSMO ANDRADE</text:p>
          </table:table-cell>
          <table:table-cell office:value-type="string" calcext:value-type="string">
            <text:p>F</text:p>
          </table:table-cell>
          <table:table-cell office:value-type="float" office:value="2140426" calcext:value-type="float">
            <text:p>21404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0.529.193-76</text:p>
          </table:table-cell>
          <table:table-cell office:value-type="string" calcext:value-type="string">
            <text:p>23/04/1987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7336458348311646" calcext:value-type="float">
            <text:p>7336458348311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AILTON COUTINHO</text:p>
          </table:table-cell>
          <table:table-cell office:value-type="string" calcext:value-type="string">
            <text:p>M</text:p>
          </table:table-cell>
          <table:table-cell office:value-type="float" office:value="1767223" calcext:value-type="float">
            <text:p>17672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13.506.203-78</text:p>
          </table:table-cell>
          <table:table-cell office:value-type="string" calcext:value-type="string">
            <text:p>01/02/1983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3/06/2018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8550304269529392" calcext:value-type="float">
            <text:p>85503042695293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QUELINE DOURADO DO NASCIMENTO</text:p>
          </table:table-cell>
          <table:table-cell office:value-type="string" calcext:value-type="string">
            <text:p>F</text:p>
          </table:table-cell>
          <table:table-cell office:value-type="float" office:value="2239928" calcext:value-type="float">
            <text:p>223992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96.819.215-34</text:p>
          </table:table-cell>
          <table:table-cell office:value-type="string" calcext:value-type="string">
            <text:p>09/02/198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6/2015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1275527676180052" calcext:value-type="float">
            <text:p>12755276761800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NIFFER DE NADAE</text:p>
          </table:table-cell>
          <table:table-cell office:value-type="string" calcext:value-type="string">
            <text:p>F</text:p>
          </table:table-cell>
          <table:table-cell office:value-type="float" office:value="2315016" calcext:value-type="float">
            <text:p>231501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8.864.948-95</text:p>
          </table:table-cell>
          <table:table-cell office:value-type="string" calcext:value-type="string">
            <text:p>06/09/198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5/2016</text:p>
          </table:table-cell>
          <table:table-cell office:value-type="string" calcext:value-type="string">
            <text:p>ENGENHARIA DE PRODUCAO</text:p>
          </table:table-cell>
          <table:table-cell/>
          <table:table-cell office:value-type="float" office:value="8207698080131416" calcext:value-type="float">
            <text:p>82076980801314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OVA TORRES SILVA JUNIOR</text:p>
          </table:table-cell>
          <table:table-cell office:value-type="string" calcext:value-type="string">
            <text:p>M</text:p>
          </table:table-cell>
          <table:table-cell office:value-type="float" office:value="1466058" calcext:value-type="float">
            <text:p>146605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25.813.063-00</text:p>
          </table:table-cell>
          <table:table-cell office:value-type="string" calcext:value-type="string">
            <text:p>09/11/1973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8240104026100491" calcext:value-type="float">
            <text:p>8240104026100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AO ADOLFO RIBEIRO BANDEIRA</text:p>
          </table:table-cell>
          <table:table-cell office:value-type="string" calcext:value-type="string">
            <text:p>M</text:p>
          </table:table-cell>
          <table:table-cell office:value-type="float" office:value="1033526" calcext:value-type="float">
            <text:p>10335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3.668.493-96</text:p>
          </table:table-cell>
          <table:table-cell office:value-type="string" calcext:value-type="string">
            <text:p>13/07/198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6/2015</text:p>
          </table:table-cell>
          <table:table-cell office:value-type="string" calcext:value-type="string">
            <text:p>DIREITO</text:p>
          </table:table-cell>
          <table:table-cell/>
          <table:table-cell office:value-type="float" office:value="2454414623622029" calcext:value-type="float">
            <text:p>2454414623622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AO ANANIAS MACHADO FILHO</text:p>
          </table:table-cell>
          <table:table-cell office:value-type="string" calcext:value-type="string">
            <text:p>M</text:p>
          </table:table-cell>
          <table:table-cell office:value-type="float" office:value="2352200" calcext:value-type="float">
            <text:p>23522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19.470.153-20</text:p>
          </table:table-cell>
          <table:table-cell office:value-type="string" calcext:value-type="string">
            <text:p>04/02/1962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3/02/2004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473075652570747" calcext:value-type="float">
            <text:p>3473075652570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AO BARBOSA DE SOUZA NETO</text:p>
          </table:table-cell>
          <table:table-cell office:value-type="string" calcext:value-type="string">
            <text:p>M</text:p>
          </table:table-cell>
          <table:table-cell office:value-type="float" office:value="1276623" calcext:value-type="float">
            <text:p>12766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59.151.134-00</text:p>
          </table:table-cell>
          <table:table-cell office:value-type="string" calcext:value-type="string">
            <text:p>23/07/196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2/02/2017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6507354007446577" calcext:value-type="float">
            <text:p>650735400744657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AO BATISTA ALVES DE OLIVEIRA FILHO</text:p>
          </table:table-cell>
          <table:table-cell office:value-type="string" calcext:value-type="string">
            <text:p>M</text:p>
          </table:table-cell>
          <table:table-cell office:value-type="float" office:value="2269926" calcext:value-type="float">
            <text:p>22699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126.113-61</text:p>
          </table:table-cell>
          <table:table-cell office:value-type="string" calcext:value-type="string">
            <text:p>19/08/1986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4/12/2015</text:p>
          </table:table-cell>
          <table:table-cell office:value-type="string" calcext:value-type="string">
            <text:p>LINGUISTICA_E_LITERATURA</text:p>
          </table:table-cell>
          <table:table-cell/>
          <table:table-cell office:value-type="float" office:value="1757747672799815" calcext:value-type="float">
            <text:p>17577476727998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AO HERMINIO DA SILVA</text:p>
          </table:table-cell>
          <table:table-cell office:value-type="string" calcext:value-type="string">
            <text:p>M</text:p>
          </table:table-cell>
          <table:table-cell office:value-type="float" office:value="2306210" calcext:value-type="float">
            <text:p>230621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13.950.953-53</text:p>
          </table:table-cell>
          <table:table-cell office:value-type="string" calcext:value-type="string">
            <text:p>02/04/1961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6004451845155482" calcext:value-type="float">
            <text:p>6004451845155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AO LUIS SOARES STUDART GUIMARAES</text:p>
          </table:table-cell>
          <table:table-cell office:value-type="string" calcext:value-type="string">
            <text:p>M</text:p>
          </table:table-cell>
          <table:table-cell office:value-type="float" office:value="2313654" calcext:value-type="float">
            <text:p>231365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62.016.143-20</text:p>
          </table:table-cell>
          <table:table-cell office:value-type="string" calcext:value-type="string">
            <text:p>26/10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5/2016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5859343390687738" calcext:value-type="float">
            <text:p>585934339068773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B SARAIVA FURTADO NETO</text:p>
          </table:table-cell>
          <table:table-cell office:value-type="string" calcext:value-type="string">
            <text:p>M</text:p>
          </table:table-cell>
          <table:table-cell office:value-type="float" office:value="2318741" calcext:value-type="float">
            <text:p>231874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0.255.043-74</text:p>
          </table:table-cell>
          <table:table-cell office:value-type="string" calcext:value-type="string">
            <text:p>22/08/198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6/2016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1967998994387746" calcext:value-type="float">
            <text:p>1967998994387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EL BOECHAT DE MORAIS JUNIOR</text:p>
          </table:table-cell>
          <table:table-cell office:value-type="string" calcext:value-type="string">
            <text:p>M</text:p>
          </table:table-cell>
          <table:table-cell office:value-type="float" office:value="1445553" calcext:value-type="float">
            <text:p>144555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6.729.624-05</text:p>
          </table:table-cell>
          <table:table-cell office:value-type="string" calcext:value-type="string">
            <text:p>13/02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444794547393498" calcext:value-type="float">
            <text:p>64447945473934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THAS LUIZ CARVALHO SILVA</text:p>
          </table:table-cell>
          <table:table-cell office:value-type="string" calcext:value-type="string">
            <text:p>M</text:p>
          </table:table-cell>
          <table:table-cell office:value-type="float" office:value="2627085" calcext:value-type="float">
            <text:p>26270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2.638.803-03</text:p>
          </table:table-cell>
          <table:table-cell office:value-type="string" calcext:value-type="string">
            <text:p>27/04/1983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2376636144965734" calcext:value-type="float">
            <text:p>23766361449657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RGE ANDRE CARTAXO PEIXOTO</text:p>
          </table:table-cell>
          <table:table-cell office:value-type="string" calcext:value-type="string">
            <text:p>M</text:p>
          </table:table-cell>
          <table:table-cell office:value-type="float" office:value="2752159" calcext:value-type="float">
            <text:p>275215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14.400.933-34</text:p>
          </table:table-cell>
          <table:table-cell office:value-type="string" calcext:value-type="string">
            <text:p>09/02/196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1/10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57912249601045E+015" calcext:value-type="float">
            <text:p>9,57912249601045E+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 ANDERSON FREIRE SANDES</text:p>
          </table:table-cell>
          <table:table-cell office:value-type="string" calcext:value-type="string">
            <text:p>M</text:p>
          </table:table-cell>
          <table:table-cell office:value-type="float" office:value="1794012" calcext:value-type="float">
            <text:p>179401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96.440.321-87</text:p>
          </table:table-cell>
          <table:table-cell office:value-type="string" calcext:value-type="string">
            <text:p>21/10/195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4/06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343928142147553" calcext:value-type="float">
            <text:p>13439281421475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EUCLIDES GOMES DA SILVA</text:p>
          </table:table-cell>
          <table:table-cell office:value-type="string" calcext:value-type="string">
            <text:p>M</text:p>
          </table:table-cell>
          <table:table-cell office:value-type="float" office:value="2335827" calcext:value-type="float">
            <text:p>233582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2.288.933-90</text:p>
          </table:table-cell>
          <table:table-cell office:value-type="string" calcext:value-type="string">
            <text:p>10/11/198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3233002400445259" calcext:value-type="float">
            <text:p>323300240044525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 GLADSTONE ALMEIDA JUNIOR</text:p>
          </table:table-cell>
          <table:table-cell office:value-type="string" calcext:value-type="string">
            <text:p>M</text:p>
          </table:table-cell>
          <table:table-cell office:value-type="float" office:value="2341754" calcext:value-type="float">
            <text:p>234175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00.187.813-73</text:p>
          </table:table-cell>
          <table:table-cell office:value-type="string" calcext:value-type="string">
            <text:p>06/10/1989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3796919927676179" calcext:value-type="float">
            <text:p>37969199276761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 GLAUCO NOROES XENOFONTE</text:p>
          </table:table-cell>
          <table:table-cell office:value-type="string" calcext:value-type="string">
            <text:p>M</text:p>
          </table:table-cell>
          <table:table-cell office:value-type="float" office:value="2656800" calcext:value-type="float">
            <text:p>26568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34.049.013-04</text:p>
          </table:table-cell>
          <table:table-cell office:value-type="string" calcext:value-type="string">
            <text:p>01/07/1972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36480740345922E+015" calcext:value-type="float">
            <text:p>9,36480740345922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MARCILIO NICODEMOS DA CRUZ</text:p>
          </table:table-cell>
          <table:table-cell office:value-type="string" calcext:value-type="string">
            <text:p>F</text:p>
          </table:table-cell>
          <table:table-cell office:value-type="float" office:value="3485845" calcext:value-type="float">
            <text:p>348584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32.563.354-20</text:p>
          </table:table-cell>
          <table:table-cell office:value-type="string" calcext:value-type="string">
            <text:p>25/08/195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4/08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2704003203766127" calcext:value-type="float">
            <text:p>270400320376612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MAURICIO PEREIRA LOPES</text:p>
          </table:table-cell>
          <table:table-cell office:value-type="string" calcext:value-type="string">
            <text:p>M</text:p>
          </table:table-cell>
          <table:table-cell office:value-type="float" office:value="2506942" calcext:value-type="float">
            <text:p>250694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12.466.605-04</text:p>
          </table:table-cell>
          <table:table-cell office:value-type="string" calcext:value-type="string">
            <text:p>20/07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8257914848784331" calcext:value-type="float">
            <text:p>825791484878433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PERICLES MAGALHAES VASCONCELOS</text:p>
          </table:table-cell>
          <table:table-cell office:value-type="string" calcext:value-type="string">
            <text:p>M</text:p>
          </table:table-cell>
          <table:table-cell office:value-type="float" office:value="3440353" calcext:value-type="float">
            <text:p>344035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46.847.863-15</text:p>
          </table:table-cell>
          <table:table-cell office:value-type="string" calcext:value-type="string">
            <text:p>14/04/1962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26433309028449E+015" calcext:value-type="float">
            <text:p>9,26433309028449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ROBERTO CARDOSO DA CUNHA</text:p>
          </table:table-cell>
          <table:table-cell office:value-type="string" calcext:value-type="string">
            <text:p>M</text:p>
          </table:table-cell>
          <table:table-cell office:value-type="float" office:value="1677092" calcext:value-type="float">
            <text:p>167709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11.553.543-20</text:p>
          </table:table-cell>
          <table:table-cell office:value-type="string" calcext:value-type="string">
            <text:p>14/11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2340941288736733" calcext:value-type="float">
            <text:p>234094128873673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ROBSON MAIA DE ALMEIDA</text:p>
          </table:table-cell>
          <table:table-cell office:value-type="string" calcext:value-type="string">
            <text:p>M</text:p>
          </table:table-cell>
          <table:table-cell office:value-type="float" office:value="1764691" calcext:value-type="float">
            <text:p>176469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96.432.593-15</text:p>
          </table:table-cell>
          <table:table-cell office:value-type="string" calcext:value-type="string">
            <text:p>16/06/198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5116712500151643" calcext:value-type="float">
            <text:p>51167125001516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SE VALMIR FEITOSA</text:p>
          </table:table-cell>
          <table:table-cell office:value-type="string" calcext:value-type="string">
            <text:p>M</text:p>
          </table:table-cell>
          <table:table-cell office:value-type="float" office:value="6292234" calcext:value-type="float">
            <text:p>629223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13.615.813-87</text:p>
          </table:table-cell>
          <table:table-cell office:value-type="string" calcext:value-type="string">
            <text:p>22/12/1959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MEDICINA_VETERINARIA</text:p>
          </table:table-cell>
          <table:table-cell/>
          <table:table-cell office:value-type="float" office:value="5125604584555975" calcext:value-type="float">
            <text:p>51256045845559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BERT DE ALBUQUERQUE ARRAIS</text:p>
          </table:table-cell>
          <table:table-cell office:value-type="string" calcext:value-type="string">
            <text:p>M</text:p>
          </table:table-cell>
          <table:table-cell office:value-type="float" office:value="2369073" calcext:value-type="float">
            <text:p>236907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6.879.363-15</text:p>
          </table:table-cell>
          <table:table-cell office:value-type="string" calcext:value-type="string">
            <text:p>23/02/197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/02/201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9.39448852054852E+015" calcext:value-type="float">
            <text:p>9,39448852054852E+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N CARLOS ALVAREZ PIZARRO</text:p>
          </table:table-cell>
          <table:table-cell office:value-type="string" calcext:value-type="string">
            <text:p>M</text:p>
          </table:table-cell>
          <table:table-cell office:value-type="float" office:value="1881416" calcext:value-type="float">
            <text:p>188141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00.009.983-54</text:p>
          </table:table-cell>
          <table:table-cell office:value-type="string" calcext:value-type="string">
            <text:p>19/04/1972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8/07/2011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8634332719553902" calcext:value-type="float">
            <text:p>86343327195539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CIELDO FERREIRA ALEXANDRE</text:p>
          </table:table-cell>
          <table:table-cell office:value-type="string" calcext:value-type="string">
            <text:p>M</text:p>
          </table:table-cell>
          <table:table-cell office:value-type="float" office:value="2140131" calcext:value-type="float">
            <text:p>21401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2.644.323-63</text:p>
          </table:table-cell>
          <table:table-cell office:value-type="string" calcext:value-type="string">
            <text:p>03/07/1984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HISTORIA</text:p>
          </table:table-cell>
          <table:table-cell/>
          <table:table-cell office:value-type="float" office:value="4043001469234206" calcext:value-type="float">
            <text:p>4043001469234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LIANA LOSS JUSTO</text:p>
          </table:table-cell>
          <table:table-cell office:value-type="string" calcext:value-type="string">
            <text:p>F</text:p>
          </table:table-cell>
          <table:table-cell office:value-type="float" office:value="1803861" calcext:value-type="float">
            <text:p>180386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2.867.043-40</text:p>
          </table:table-cell>
          <table:table-cell office:value-type="string" calcext:value-type="string">
            <text:p>24/06/198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7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3251783408173424" calcext:value-type="float">
            <text:p>32517834081734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LIANA LOTIF ARAUJO</text:p>
          </table:table-cell>
          <table:table-cell office:value-type="string" calcext:value-type="string">
            <text:p>F</text:p>
          </table:table-cell>
          <table:table-cell office:value-type="float" office:value="2030489" calcext:value-type="float">
            <text:p>203048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78.917.673-00</text:p>
          </table:table-cell>
          <table:table-cell office:value-type="string" calcext:value-type="string">
            <text:p>14/08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05/2013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80083509761936" calcext:value-type="float">
            <text:p>18008350976193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SCELINO PEREIRA SILVA</text:p>
          </table:table-cell>
          <table:table-cell office:value-type="string" calcext:value-type="string">
            <text:p>M</text:p>
          </table:table-cell>
          <table:table-cell office:value-type="float" office:value="2453126" calcext:value-type="float">
            <text:p>24531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37.207.313-91</text:p>
          </table:table-cell>
          <table:table-cell office:value-type="string" calcext:value-type="string">
            <text:p>22/08/197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3/06/2014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9.61051613988086E+015" calcext:value-type="float">
            <text:p>9,61051613988086E+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MILA CAMARA CORREIA</text:p>
          </table:table-cell>
          <table:table-cell office:value-type="string" calcext:value-type="string">
            <text:p>F</text:p>
          </table:table-cell>
          <table:table-cell office:value-type="float" office:value="1123441" calcext:value-type="float">
            <text:p>112344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54.821.814-56</text:p>
          </table:table-cell>
          <table:table-cell office:value-type="string" calcext:value-type="string">
            <text:p>15/05/1984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203924746891683" calcext:value-type="float">
            <text:p>20392474689168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EDNA SOUTO NEIVA</text:p>
          </table:table-cell>
          <table:table-cell office:value-type="string" calcext:value-type="string">
            <text:p>F</text:p>
          </table:table-cell>
          <table:table-cell office:value-type="float" office:value="2039613" calcext:value-type="float">
            <text:p>20396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2.285.834-81</text:p>
          </table:table-cell>
          <table:table-cell office:value-type="string" calcext:value-type="string">
            <text:p>11/01/197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7/2013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4948477421625867" calcext:value-type="float">
            <text:p>49484774216258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URA HEVILA INOCENCIO LEITE</text:p>
          </table:table-cell>
          <table:table-cell office:value-type="string" calcext:value-type="string">
            <text:p>F</text:p>
          </table:table-cell>
          <table:table-cell office:value-type="float" office:value="2222214" calcext:value-type="float">
            <text:p>22222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7.037.623-21</text:p>
          </table:table-cell>
          <table:table-cell office:value-type="string" calcext:value-type="string">
            <text:p>27/07/1989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4/04/2015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4403083638533288" calcext:value-type="float">
            <text:p>4403083638533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NDRO DA SILVA TAVARES</text:p>
          </table:table-cell>
          <table:table-cell office:value-type="string" calcext:value-type="string">
            <text:p>M</text:p>
          </table:table-cell>
          <table:table-cell office:value-type="float" office:value="2372885" calcext:value-type="float">
            <text:p>23728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7.768.138-56</text:p>
          </table:table-cell>
          <table:table-cell office:value-type="string" calcext:value-type="string">
            <text:p>09/07/198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4538597220747410" calcext:value-type="float">
            <text:p>4538597220747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NDRO SARAIVA DANTAS DE OLIVEIRA</text:p>
          </table:table-cell>
          <table:table-cell office:value-type="string" calcext:value-type="string">
            <text:p>M</text:p>
          </table:table-cell>
          <table:table-cell office:value-type="float" office:value="1055913" calcext:value-type="float">
            <text:p>10559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568.164-75</text:p>
          </table:table-cell>
          <table:table-cell office:value-type="string" calcext:value-type="string">
            <text:p>26/03/1983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/08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1253626432548247" calcext:value-type="float">
            <text:p>12536264325482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JANE LIMA SOBRINHO</text:p>
          </table:table-cell>
          <table:table-cell office:value-type="string" calcext:value-type="string">
            <text:p>F</text:p>
          </table:table-cell>
          <table:table-cell office:value-type="float" office:value="1803531" calcext:value-type="float">
            <text:p>18035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79.470.455-34</text:p>
          </table:table-cell>
          <table:table-cell office:value-type="string" calcext:value-type="string">
            <text:p>28/09/197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7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2635586496460497" calcext:value-type="float">
            <text:p>263558649646049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ILA SILVEIRA VIEIRA DA SILVA</text:p>
          </table:table-cell>
          <table:table-cell office:value-type="string" calcext:value-type="string">
            <text:p>F</text:p>
          </table:table-cell>
          <table:table-cell office:value-type="float" office:value="2421545" calcext:value-type="float">
            <text:p>242154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1.391.074-72</text:p>
          </table:table-cell>
          <table:table-cell office:value-type="string" calcext:value-type="string">
            <text:p>21/05/196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4/11/2008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421022203154806" calcext:value-type="float">
            <text:p>442102220315480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TICIA CAETANO DA SILVA</text:p>
          </table:table-cell>
          <table:table-cell office:value-type="string" calcext:value-type="string">
            <text:p>F</text:p>
          </table:table-cell>
          <table:table-cell office:value-type="float" office:value="1209512" calcext:value-type="float">
            <text:p>120951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0.151.758-57</text:p>
          </table:table-cell>
          <table:table-cell office:value-type="string" calcext:value-type="string">
            <text:p>11/03/1983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3977890578794609" calcext:value-type="float">
            <text:p>3977890578794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ANA DE ANDRADE ESMERALDO PEREIRA</text:p>
          </table:table-cell>
          <table:table-cell office:value-type="string" calcext:value-type="string">
            <text:p>F</text:p>
          </table:table-cell>
          <table:table-cell office:value-type="float" office:value="1645100" calcext:value-type="float">
            <text:p>16451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47.882.153-49</text:p>
          </table:table-cell>
          <table:table-cell office:value-type="string" calcext:value-type="string">
            <text:p>07/08/197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8/2008</text:p>
          </table:table-cell>
          <table:table-cell office:value-type="string" calcext:value-type="string">
            <text:p>PSICOLOGIA</text:p>
          </table:table-cell>
          <table:table-cell/>
          <table:table-cell office:value-type="float" office:value="4202233612263158" calcext:value-type="float">
            <text:p>420223361226315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LIAN MEDEIROS GONDIM</text:p>
          </table:table-cell>
          <table:table-cell office:value-type="string" calcext:value-type="string">
            <text:p>F</text:p>
          </table:table-cell>
          <table:table-cell office:value-type="float" office:value="1676595" calcext:value-type="float">
            <text:p>167659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22.719.973-72</text:p>
          </table:table-cell>
          <table:table-cell office:value-type="string" calcext:value-type="string">
            <text:p>02/05/1981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8069981606259391" calcext:value-type="float">
            <text:p>80699816062593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IENE SIEBRA DE DEUS E ALBUQUERQUE</text:p>
          </table:table-cell>
          <table:table-cell office:value-type="string" calcext:value-type="string">
            <text:p>F</text:p>
          </table:table-cell>
          <table:table-cell office:value-type="float" office:value="2585619" calcext:value-type="float">
            <text:p>258561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56.850.633-34</text:p>
          </table:table-cell>
          <table:table-cell office:value-type="string" calcext:value-type="string">
            <text:p>28/11/195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2450809264098687" calcext:value-type="float">
            <text:p>245080926409868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AS ALMEIDA SERAFIM</text:p>
          </table:table-cell>
          <table:table-cell office:value-type="string" calcext:value-type="string">
            <text:p>M</text:p>
          </table:table-cell>
          <table:table-cell office:value-type="float" office:value="2535687" calcext:value-type="float">
            <text:p>253568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70.969.893-15</text:p>
          </table:table-cell>
          <table:table-cell office:value-type="string" calcext:value-type="string">
            <text:p>18/07/198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6/2006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8413756820860572" calcext:value-type="float">
            <text:p>84137568208605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IMAR DA SILVA SANTIAGO</text:p>
          </table:table-cell>
          <table:table-cell office:value-type="string" calcext:value-type="string">
            <text:p>F</text:p>
          </table:table-cell>
          <table:table-cell office:value-type="float" office:value="1677103" calcext:value-type="float">
            <text:p>167710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35.632.183-15</text:p>
          </table:table-cell>
          <table:table-cell office:value-type="string" calcext:value-type="string">
            <text:p>11/05/197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ENGENHARIAS_I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IS CELESTINO DE FRANCA JUNIOR</text:p>
          </table:table-cell>
          <table:table-cell office:value-type="string" calcext:value-type="string">
            <text:p>M</text:p>
          </table:table-cell>
          <table:table-cell office:value-type="float" office:value="2579751" calcext:value-type="float">
            <text:p>257975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81.696.403-00</text:p>
          </table:table-cell>
          <table:table-cell office:value-type="string" calcext:value-type="string">
            <text:p>30/05/1978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4998271672992540" calcext:value-type="float">
            <text:p>49982716729925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Z ALBERTO RIBEIRO MENDONCA</text:p>
          </table:table-cell>
          <table:table-cell office:value-type="string" calcext:value-type="string">
            <text:p>M</text:p>
          </table:table-cell>
          <table:table-cell office:value-type="float" office:value="2353803" calcext:value-type="float">
            <text:p>235380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5.857.213-53</text:p>
          </table:table-cell>
          <table:table-cell office:value-type="string" calcext:value-type="string">
            <text:p>18/05/196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MULTIDISCIPLINAR</text:p>
          </table:table-cell>
          <table:table-cell/>
          <table:table-cell office:value-type="float" office:value="5004750219268296" calcext:value-type="float">
            <text:p>50047502192682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IZ MANOEL LOPES</text:p>
          </table:table-cell>
          <table:table-cell office:value-type="string" calcext:value-type="string">
            <text:p>M</text:p>
          </table:table-cell>
          <table:table-cell office:value-type="float" office:value="1548732" calcext:value-type="float">
            <text:p>15487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0.711.567-34</text:p>
          </table:table-cell>
          <table:table-cell office:value-type="string" calcext:value-type="string">
            <text:p>05/09/1956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48195378287401" calcext:value-type="float">
            <text:p>1481953782874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OEL DEISSON XENOFONTE ARAUJO</text:p>
          </table:table-cell>
          <table:table-cell office:value-type="string" calcext:value-type="string">
            <text:p>M</text:p>
          </table:table-cell>
          <table:table-cell office:value-type="float" office:value="1262431" calcext:value-type="float">
            <text:p>12624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3.989.793-16</text:p>
          </table:table-cell>
          <table:table-cell office:value-type="string" calcext:value-type="string">
            <text:p>12/12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9/04/2018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7846561814304799" calcext:value-type="float">
            <text:p>7846561814304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ELO CRUZ OLIVEIRA</text:p>
          </table:table-cell>
          <table:table-cell office:value-type="string" calcext:value-type="string">
            <text:p>M</text:p>
          </table:table-cell>
          <table:table-cell office:value-type="float" office:value="2494114" calcext:value-type="float">
            <text:p>24941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08.278.134-49</text:p>
          </table:table-cell>
          <table:table-cell office:value-type="string" calcext:value-type="string">
            <text:p>08/07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46714768679025E+015" calcext:value-type="float">
            <text:p>9,46714768679025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ELO EDUARDO LEITE</text:p>
          </table:table-cell>
          <table:table-cell office:value-type="string" calcext:value-type="string">
            <text:p>M</text:p>
          </table:table-cell>
          <table:table-cell office:value-type="float" office:value="1772197" calcext:value-type="float">
            <text:p>177219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91.663.098-75</text:p>
          </table:table-cell>
          <table:table-cell office:value-type="string" calcext:value-type="string">
            <text:p>15/10/1965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7532208614478038" calcext:value-type="float">
            <text:p>753220861447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CELO OLIVEIRA SANTIAGO</text:p>
          </table:table-cell>
          <table:table-cell office:value-type="string" calcext:value-type="string">
            <text:p>M</text:p>
          </table:table-cell>
          <table:table-cell office:value-type="float" office:value="1549914" calcext:value-type="float">
            <text:p>15499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85.154.883-53</text:p>
          </table:table-cell>
          <table:table-cell office:value-type="string" calcext:value-type="string">
            <text:p>27/09/197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5516195730462578" calcext:value-type="float">
            <text:p>55161957304625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ELO PARENTE OLIVEIRA</text:p>
          </table:table-cell>
          <table:table-cell office:value-type="string" calcext:value-type="string">
            <text:p>M</text:p>
          </table:table-cell>
          <table:table-cell office:value-type="float" office:value="2486738" calcext:value-type="float">
            <text:p>248673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9.446.154-17</text:p>
          </table:table-cell>
          <table:table-cell office:value-type="string" calcext:value-type="string">
            <text:p>03/02/198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28/07/2011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2618333124578597" calcext:value-type="float">
            <text:p>26183331245785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A QUALIO BAPTISTA DOS SANTOS</text:p>
          </table:table-cell>
          <table:table-cell office:value-type="string" calcext:value-type="string">
            <text:p>F</text:p>
          </table:table-cell>
          <table:table-cell office:value-type="float" office:value="3034390" calcext:value-type="float">
            <text:p>303439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0.453.768-21</text:p>
          </table:table-cell>
          <table:table-cell office:value-type="string" calcext:value-type="string">
            <text:p>16/03/197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3/2018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038655276379887" calcext:value-type="float">
            <text:p>80386552763798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AL MORENO MOREIRA</text:p>
          </table:table-cell>
          <table:table-cell office:value-type="string" calcext:value-type="string">
            <text:p>M</text:p>
          </table:table-cell>
          <table:table-cell office:value-type="float" office:value="3635750" calcext:value-type="float">
            <text:p>363575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00.692.931-04</text:p>
          </table:table-cell>
          <table:table-cell office:value-type="string" calcext:value-type="string">
            <text:p>16/02/197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31/10/2013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543489200740165" calcext:value-type="float">
            <text:p>4543489200740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ANO LIMA SAMPAIO</text:p>
          </table:table-cell>
          <table:table-cell office:value-type="string" calcext:value-type="string">
            <text:p>M</text:p>
          </table:table-cell>
          <table:table-cell office:value-type="float" office:value="291525" calcext:value-type="float">
            <text:p>29152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41.437.103-82</text:p>
          </table:table-cell>
          <table:table-cell office:value-type="string" calcext:value-type="string">
            <text:p>02/08/194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1/06/2018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1461676939534226" calcext:value-type="float">
            <text:p>146167693953422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O MATTOS ARAGAO MADEIRA</text:p>
          </table:table-cell>
          <table:table-cell office:value-type="string" calcext:value-type="string">
            <text:p>M</text:p>
          </table:table-cell>
          <table:table-cell office:value-type="float" office:value="2317905" calcext:value-type="float">
            <text:p>23179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80.687.163-00</text:p>
          </table:table-cell>
          <table:table-cell office:value-type="string" calcext:value-type="string">
            <text:p>09/05/197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9.12316817492624E+015" calcext:value-type="float">
            <text:p>9,12316817492624E+0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CIUS ARISTOTELES LOIOLA LOPES</text:p>
          </table:table-cell>
          <table:table-cell office:value-type="string" calcext:value-type="string">
            <text:p>M</text:p>
          </table:table-cell>
          <table:table-cell office:value-type="float" office:value="1608047" calcext:value-type="float">
            <text:p>160804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2.037.373-72</text:p>
          </table:table-cell>
          <table:table-cell office:value-type="string" calcext:value-type="string">
            <text:p>05/11/197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5/02/2008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399364730548439" calcext:value-type="float">
            <text:p>139936473054843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 ANTONIO SILVA</text:p>
          </table:table-cell>
          <table:table-cell office:value-type="string" calcext:value-type="string">
            <text:p>M</text:p>
          </table:table-cell>
          <table:table-cell office:value-type="float" office:value="1765727" calcext:value-type="float">
            <text:p>176572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38.702.764-87</text:p>
          </table:table-cell>
          <table:table-cell office:value-type="string" calcext:value-type="string">
            <text:p>28/04/196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0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6360814079728601" calcext:value-type="float">
            <text:p>63608140797286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NE VENANCIO DA SILVA</text:p>
          </table:table-cell>
          <table:table-cell office:value-type="string" calcext:value-type="string">
            <text:p>M</text:p>
          </table:table-cell>
          <table:table-cell office:value-type="float" office:value="1666635" calcext:value-type="float">
            <text:p>16666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34.514.593-53</text:p>
          </table:table-cell>
          <table:table-cell office:value-type="string" calcext:value-type="string">
            <text:p>08/06/1964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5/12/2008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4808266707947945" calcext:value-type="float">
            <text:p>48082667079479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S ANTONIO PEREIRA DE LIMA</text:p>
          </table:table-cell>
          <table:table-cell office:value-type="string" calcext:value-type="string">
            <text:p>M</text:p>
          </table:table-cell>
          <table:table-cell office:value-type="float" office:value="2528282" calcext:value-type="float">
            <text:p>252828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45.872.533-91</text:p>
          </table:table-cell>
          <table:table-cell office:value-type="string" calcext:value-type="string">
            <text:p>10/11/198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ENFERMAGEM</text:p>
          </table:table-cell>
          <table:table-cell/>
          <table:table-cell office:value-type="float" office:value="4272424595913522" calcext:value-type="float">
            <text:p>42724245959135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OS JOSE TIMBO LIMA GOMES</text:p>
          </table:table-cell>
          <table:table-cell office:value-type="string" calcext:value-type="string">
            <text:p>M</text:p>
          </table:table-cell>
          <table:table-cell office:value-type="float" office:value="1677118" calcext:value-type="float">
            <text:p>167711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00.200.463-91</text:p>
          </table:table-cell>
          <table:table-cell office:value-type="string" calcext:value-type="string">
            <text:p>02/07/197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414051040740486" calcext:value-type="float">
            <text:p>4140510407404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US HENRIQUE LINHARES PONTE FILHO</text:p>
          </table:table-cell>
          <table:table-cell office:value-type="string" calcext:value-type="string">
            <text:p>M</text:p>
          </table:table-cell>
          <table:table-cell office:value-type="float" office:value="2140130" calcext:value-type="float">
            <text:p>214013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13.705.823-15</text:p>
          </table:table-cell>
          <table:table-cell office:value-type="string" calcext:value-type="string">
            <text:p>04/09/1981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2744063625964240" calcext:value-type="float">
            <text:p>2744063625964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CUS VENICIO DA SILVA FERNANDES</text:p>
          </table:table-cell>
          <table:table-cell office:value-type="string" calcext:value-type="string">
            <text:p>M</text:p>
          </table:table-cell>
          <table:table-cell office:value-type="float" office:value="2334856" calcext:value-type="float">
            <text:p>233485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18.587.683-49</text:p>
          </table:table-cell>
          <table:table-cell office:value-type="string" calcext:value-type="string">
            <text:p>29/05/1978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2/08/2016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6302396169986413" calcext:value-type="float">
            <text:p>6302396169986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US VINICIUS DE OLIVEIRA BRASIL</text:p>
          </table:table-cell>
          <table:table-cell office:value-type="string" calcext:value-type="string">
            <text:p>M</text:p>
          </table:table-cell>
          <table:table-cell office:value-type="float" office:value="2166390" calcext:value-type="float">
            <text:p>216639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93.286.163-87</text:p>
          </table:table-cell>
          <table:table-cell office:value-type="string" calcext:value-type="string">
            <text:p>06/06/1970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1806063717574977" calcext:value-type="float">
            <text:p>18060637175749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DONIO DOS SANTOS AGUIAR DE OLIVEIRA</text:p>
          </table:table-cell>
          <table:table-cell office:value-type="string" calcext:value-type="string">
            <text:p>M</text:p>
          </table:table-cell>
          <table:table-cell office:value-type="float" office:value="1142345" calcext:value-type="float">
            <text:p>114234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6.282.913-02</text:p>
          </table:table-cell>
          <table:table-cell office:value-type="string" calcext:value-type="string">
            <text:p>08/06/1985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1/2016</text:p>
          </table:table-cell>
          <table:table-cell office:value-type="string" calcext:value-type="string">
            <text:p>LINGUISTICA_E_LITERATURA</text:p>
          </table:table-cell>
          <table:table-cell/>
          <table:table-cell office:value-type="float" office:value="4247018681522787" calcext:value-type="float">
            <text:p>424701868152278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APARECIDA GUEDES BEZERRA</text:p>
          </table:table-cell>
          <table:table-cell office:value-type="string" calcext:value-type="string">
            <text:p>F</text:p>
          </table:table-cell>
          <table:table-cell office:value-type="float" office:value="2636249" calcext:value-type="float">
            <text:p>263624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98.432.984-20</text:p>
          </table:table-cell>
          <table:table-cell office:value-type="string" calcext:value-type="string">
            <text:p>12/10/197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887988728044881" calcext:value-type="float">
            <text:p>488798872804488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APARECIDA TIBURCIO</text:p>
          </table:table-cell>
          <table:table-cell office:value-type="string" calcext:value-type="string">
            <text:p>F</text:p>
          </table:table-cell>
          <table:table-cell office:value-type="float" office:value="2584836" calcext:value-type="float">
            <text:p>258483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08.394.913-87</text:p>
          </table:table-cell>
          <table:table-cell office:value-type="string" calcext:value-type="string">
            <text:p>24/10/196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1/10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74608287725416" calcext:value-type="float">
            <text:p>97460828772541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AUXILIADORA FERREIRA BRITO</text:p>
          </table:table-cell>
          <table:table-cell office:value-type="string" calcext:value-type="string">
            <text:p>F</text:p>
          </table:table-cell>
          <table:table-cell office:value-type="float" office:value="6542733" calcext:value-type="float">
            <text:p>65427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71.821.803-59</text:p>
          </table:table-cell>
          <table:table-cell office:value-type="string" calcext:value-type="string">
            <text:p>24/05/195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19/08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1137614066873920" calcext:value-type="float">
            <text:p>11376140668739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CELIA DOS SANTOS</text:p>
          </table:table-cell>
          <table:table-cell office:value-type="string" calcext:value-type="string">
            <text:p>F</text:p>
          </table:table-cell>
          <table:table-cell office:value-type="float" office:value="1677131" calcext:value-type="float">
            <text:p>16771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74.767.262-00</text:p>
          </table:table-cell>
          <table:table-cell office:value-type="string" calcext:value-type="string">
            <text:p>19/11/196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4412974216948045" calcext:value-type="float">
            <text:p>44129742169480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A CLEIDE RODRIGUES BERNARDINO</text:p>
          </table:table-cell>
          <table:table-cell office:value-type="string" calcext:value-type="string">
            <text:p>F</text:p>
          </table:table-cell>
          <table:table-cell office:value-type="float" office:value="1548953" calcext:value-type="float">
            <text:p>154895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93.421.983-68</text:p>
          </table:table-cell>
          <table:table-cell office:value-type="string" calcext:value-type="string">
            <text:p>23/08/1966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5619979866984830" calcext:value-type="float">
            <text:p>56199798669848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IA DAS DORES BANDEIRA BARROSO</text:p>
          </table:table-cell>
          <table:table-cell office:value-type="string" calcext:value-type="string">
            <text:p>F</text:p>
          </table:table-cell>
          <table:table-cell office:value-type="float" office:value="1442956" calcext:value-type="float">
            <text:p>144295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15.040.144-72</text:p>
          </table:table-cell>
          <table:table-cell office:value-type="string" calcext:value-type="string">
            <text:p>16/08/196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/12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8202075715281" calcext:value-type="float">
            <text:p>82020757152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DAS DORES ROLIM DE OLIVEIRA</text:p>
          </table:table-cell>
          <table:table-cell office:value-type="string" calcext:value-type="string">
            <text:p>F</text:p>
          </table:table-cell>
          <table:table-cell office:value-type="float" office:value="1352077" calcext:value-type="float">
            <text:p>135207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79.662.705-72</text:p>
          </table:table-cell>
          <table:table-cell office:value-type="string" calcext:value-type="string">
            <text:p>14/09/196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/04/2002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232823130714732" calcext:value-type="float">
            <text:p>23282313071473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DO SOCORRO VIEIRA GADELHA</text:p>
          </table:table-cell>
          <table:table-cell office:value-type="string" calcext:value-type="string">
            <text:p>F</text:p>
          </table:table-cell>
          <table:table-cell office:value-type="float" office:value="1550021" calcext:value-type="float">
            <text:p>155002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34.847.563-49</text:p>
          </table:table-cell>
          <table:table-cell office:value-type="string" calcext:value-type="string">
            <text:p>10/05/196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8/02/2014</text:p>
          </table:table-cell>
          <table:table-cell office:value-type="string" calcext:value-type="string">
            <text:p>MEDICINA_VETERINARIA</text:p>
          </table:table-cell>
          <table:table-cell/>
          <table:table-cell office:value-type="float" office:value="5567411295310814" calcext:value-type="float">
            <text:p>55674112953108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A ELIANA PIERRE MARTINS</text:p>
          </table:table-cell>
          <table:table-cell office:value-type="string" calcext:value-type="string">
            <text:p>F</text:p>
          </table:table-cell>
          <table:table-cell office:value-type="float" office:value="2526839" calcext:value-type="float">
            <text:p>252683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40.090.053-00</text:p>
          </table:table-cell>
          <table:table-cell office:value-type="string" calcext:value-type="string">
            <text:p>14/05/196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37115885865026E+015" calcext:value-type="float">
            <text:p>9,37115885865026E+0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ELIZABETH PEREIRA NOBRE</text:p>
          </table:table-cell>
          <table:table-cell office:value-type="string" calcext:value-type="string">
            <text:p>F</text:p>
          </table:table-cell>
          <table:table-cell office:value-type="float" office:value="1307555" calcext:value-type="float">
            <text:p>130755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88.311.164-87</text:p>
          </table:table-cell>
          <table:table-cell office:value-type="string" calcext:value-type="string">
            <text:p>12/02/1973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1/07/2002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3891981124040002" calcext:value-type="float">
            <text:p>38919811240400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GORETHE DE SOUSA LIMA BRITO</text:p>
          </table:table-cell>
          <table:table-cell office:value-type="string" calcext:value-type="string">
            <text:p>F</text:p>
          </table:table-cell>
          <table:table-cell office:value-type="float" office:value="1337574" calcext:value-type="float">
            <text:p>133757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0.342.784-02</text:p>
          </table:table-cell>
          <table:table-cell office:value-type="string" calcext:value-type="string">
            <text:p>27/07/1972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7/2010</text:p>
          </table:table-cell>
          <table:table-cell office:value-type="string" calcext:value-type="string">
            <text:p>ENGENHARIA SANITARIA</text:p>
          </table:table-cell>
          <table:table-cell/>
          <table:table-cell office:value-type="float" office:value="3044781880426214" calcext:value-type="float">
            <text:p>30447818804262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A GORETTI HERCULANO SILVA</text:p>
          </table:table-cell>
          <table:table-cell office:value-type="string" calcext:value-type="string">
            <text:p>F</text:p>
          </table:table-cell>
          <table:table-cell office:value-type="float" office:value="1881732" calcext:value-type="float">
            <text:p>18817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0.065.913-04</text:p>
          </table:table-cell>
          <table:table-cell office:value-type="string" calcext:value-type="string">
            <text:p>20/02/196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8/07/2011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2585682942496969" calcext:value-type="float">
            <text:p>258568294249696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A INES RODRIGUES MACHADO</text:p>
          </table:table-cell>
          <table:table-cell office:value-type="string" calcext:value-type="string">
            <text:p>F</text:p>
          </table:table-cell>
          <table:table-cell office:value-type="float" office:value="1467806" calcext:value-type="float">
            <text:p>146780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11.189.420-00</text:p>
          </table:table-cell>
          <table:table-cell office:value-type="string" calcext:value-type="string">
            <text:p>05/01/1973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0/03/2017</text:p>
          </table:table-cell>
          <table:table-cell office:value-type="string" calcext:value-type="string">
            <text:p>ENGENHARIA DE ALIMENTOS</text:p>
          </table:table-cell>
          <table:table-cell/>
          <table:table-cell office:value-type="float" office:value="3611513852489325" calcext:value-type="float">
            <text:p>36115138524893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IRACEMA PINHO DE SOUSA</text:p>
          </table:table-cell>
          <table:table-cell office:value-type="string" calcext:value-type="string">
            <text:p>F</text:p>
          </table:table-cell>
          <table:table-cell office:value-type="float" office:value="2715523" calcext:value-type="float">
            <text:p>27155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0.732.853-87</text:p>
          </table:table-cell>
          <table:table-cell office:value-type="string" calcext:value-type="string">
            <text:p>22/12/1974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2533891448989111" calcext:value-type="float">
            <text:p>2533891448989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A ISABEL BRASILEIRO RODRIGUES</text:p>
          </table:table-cell>
          <table:table-cell office:value-type="string" calcext:value-type="string">
            <text:p>F</text:p>
          </table:table-cell>
          <table:table-cell office:value-type="float" office:value="1808711" calcext:value-type="float">
            <text:p>180871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7.914.684-88</text:p>
          </table:table-cell>
          <table:table-cell office:value-type="string" calcext:value-type="string">
            <text:p>08/10/197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8/2010</text:p>
          </table:table-cell>
          <table:table-cell office:value-type="string" calcext:value-type="string">
            <text:p>ENGENHARIA DE MATERIAS E METALURGICA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JOATONIA CALDAS ROLIM DE OLIVEIRA</text:p>
          </table:table-cell>
          <table:table-cell office:value-type="string" calcext:value-type="string">
            <text:p>F</text:p>
          </table:table-cell>
          <table:table-cell office:value-type="float" office:value="2434123" calcext:value-type="float">
            <text:p>24341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63.505.705-10</text:p>
          </table:table-cell>
          <table:table-cell office:value-type="string" calcext:value-type="string">
            <text:p>17/06/195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218321088364661" calcext:value-type="float">
            <text:p>321832108836466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ROSILENE CANDIDO MOREIRA</text:p>
          </table:table-cell>
          <table:table-cell office:value-type="string" calcext:value-type="string">
            <text:p>F</text:p>
          </table:table-cell>
          <table:table-cell office:value-type="float" office:value="1643992" calcext:value-type="float">
            <text:p>164399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24.865.383-72</text:p>
          </table:table-cell>
          <table:table-cell office:value-type="string" calcext:value-type="string">
            <text:p>29/03/197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4/09/2015</text:p>
          </table:table-cell>
          <table:table-cell office:value-type="string" calcext:value-type="string">
            <text:p>SAUDE_COLETIVA</text:p>
          </table:table-cell>
          <table:table-cell/>
          <table:table-cell office:value-type="float" office:value="7476207605884853" calcext:value-type="float">
            <text:p>7476207605884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A SILVANA ALCANTARA COSTA</text:p>
          </table:table-cell>
          <table:table-cell office:value-type="string" calcext:value-type="string">
            <text:p>F</text:p>
          </table:table-cell>
          <table:table-cell office:value-type="float" office:value="1549923" calcext:value-type="float">
            <text:p>15499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12.216.733-00</text:p>
          </table:table-cell>
          <table:table-cell office:value-type="string" calcext:value-type="string">
            <text:p>27/05/197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4616262586408783" calcext:value-type="float">
            <text:p>461626258640878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O HENRIQUE GOMES PACHECO</text:p>
          </table:table-cell>
          <table:table-cell office:value-type="string" calcext:value-type="string">
            <text:p>M</text:p>
          </table:table-cell>
          <table:table-cell office:value-type="float" office:value="1553884" calcext:value-type="float">
            <text:p>155388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08.791.413-87</text:p>
          </table:table-cell>
          <table:table-cell office:value-type="string" calcext:value-type="string">
            <text:p>11/05/197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8511405177348479" calcext:value-type="float">
            <text:p>8511405177348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US FERREIRA</text:p>
          </table:table-cell>
          <table:table-cell office:value-type="string" calcext:value-type="string">
            <text:p>M</text:p>
          </table:table-cell>
          <table:table-cell office:value-type="float" office:value="1207062" calcext:value-type="float">
            <text:p>120706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3.247.303-17</text:p>
          </table:table-cell>
          <table:table-cell office:value-type="string" calcext:value-type="string">
            <text:p>05/05/198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8/08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7292876085232883" calcext:value-type="float">
            <text:p>7292876085232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WELL GUIMARAES DE OLIVEIRA</text:p>
          </table:table-cell>
          <table:table-cell office:value-type="string" calcext:value-type="string">
            <text:p>M</text:p>
          </table:table-cell>
          <table:table-cell office:value-type="float" office:value="1648270" calcext:value-type="float">
            <text:p>164827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54.646.664-86</text:p>
          </table:table-cell>
          <table:table-cell office:value-type="string" calcext:value-type="string">
            <text:p>12/06/198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9/08/2017</text:p>
          </table:table-cell>
          <table:table-cell office:value-type="string" calcext:value-type="string">
            <text:p>CIENCIA_DA_COMPUTACAO</text:p>
          </table:table-cell>
          <table:table-cell/>
          <table:table-cell office:value-type="float" office:value="9.0701696497502E+015" calcext:value-type="float">
            <text:p>9,0701696497502E+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LENA SILVA COSTA</text:p>
          </table:table-cell>
          <table:table-cell office:value-type="string" calcext:value-type="string">
            <text:p>F</text:p>
          </table:table-cell>
          <table:table-cell office:value-type="float" office:value="1863874" calcext:value-type="float">
            <text:p>186387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59.694.943-72</text:p>
          </table:table-cell>
          <table:table-cell office:value-type="string" calcext:value-type="string">
            <text:p>25/12/197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5/2014</text:p>
          </table:table-cell>
          <table:table-cell office:value-type="string" calcext:value-type="string">
            <text:p>SAUDE_COLETIVA</text:p>
          </table:table-cell>
          <table:table-cell/>
          <table:table-cell office:value-type="float" office:value="8802227225030193" calcext:value-type="float">
            <text:p>8802227225030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TON JARBAS RODRIGUES CHAGAS</text:p>
          </table:table-cell>
          <table:table-cell office:value-type="string" calcext:value-type="string">
            <text:p>M</text:p>
          </table:table-cell>
          <table:table-cell office:value-type="float" office:value="1325818" calcext:value-type="float">
            <text:p>132581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89.201.353-04</text:p>
          </table:table-cell>
          <table:table-cell office:value-type="string" calcext:value-type="string">
            <text:p>19/04/198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10/2013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4605143775901787" calcext:value-type="float">
            <text:p>46051437759017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ACIR PEREIRA LEITE NETO</text:p>
          </table:table-cell>
          <table:table-cell office:value-type="string" calcext:value-type="string">
            <text:p>M</text:p>
          </table:table-cell>
          <table:table-cell office:value-type="float" office:value="3330114" calcext:value-type="float">
            <text:p>33301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1.425.413-68</text:p>
          </table:table-cell>
          <table:table-cell office:value-type="string" calcext:value-type="string">
            <text:p>31/01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477874326014962" calcext:value-type="float">
            <text:p>64778743260149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STO LEITE ROLIM NETO</text:p>
          </table:table-cell>
          <table:table-cell office:value-type="string" calcext:value-type="string">
            <text:p>M</text:p>
          </table:table-cell>
          <table:table-cell office:value-type="float" office:value="1126508" calcext:value-type="float">
            <text:p>112650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0.411.843-53</text:p>
          </table:table-cell>
          <table:table-cell office:value-type="string" calcext:value-type="string">
            <text:p>27/08/196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PSICOLOGIA</text:p>
          </table:table-cell>
          <table:table-cell/>
          <table:table-cell office:value-type="float" office:value="7781900188468180" calcext:value-type="float">
            <text:p>77819001884681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CIO MARCOS SILVA NOBREGA</text:p>
          </table:table-cell>
          <table:table-cell office:value-type="string" calcext:value-type="string">
            <text:p>M</text:p>
          </table:table-cell>
          <table:table-cell office:value-type="float" office:value="1334399" calcext:value-type="float">
            <text:p>1334399</text:p>
          </table:table-cell>
          <table:table-cell office:value-type="string" calcext:value-type="string">
            <text:p>LICENÇA</text:p>
          </table:table-cell>
          <table:table-cell office:value-type="string" calcext:value-type="string">
            <text:p>554.282.584-20</text:p>
          </table:table-cell>
          <table:table-cell office:value-type="string" calcext:value-type="string">
            <text:p>01/03/1967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8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3535174221222298" calcext:value-type="float">
            <text:p>35351742212222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ACHA MURIEL LOPEZ GALLUCCI</text:p>
          </table:table-cell>
          <table:table-cell office:value-type="string" calcext:value-type="string">
            <text:p>F</text:p>
          </table:table-cell>
          <table:table-cell office:value-type="float" office:value="2372185" calcext:value-type="float">
            <text:p>23721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7.589.348-25</text:p>
          </table:table-cell>
          <table:table-cell office:value-type="string" calcext:value-type="string">
            <text:p>14/07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6417676403385648" calcext:value-type="float">
            <text:p>64176764033856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LIO BARRETO VIEIRA</text:p>
          </table:table-cell>
          <table:table-cell office:value-type="string" calcext:value-type="string">
            <text:p>M</text:p>
          </table:table-cell>
          <table:table-cell office:value-type="float" office:value="2496378" calcext:value-type="float">
            <text:p>249637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08.805.813-87</text:p>
          </table:table-cell>
          <table:table-cell office:value-type="string" calcext:value-type="string">
            <text:p>09/11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1710661429430020" calcext:value-type="float">
            <text:p>171066142943002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LO CESAR BATISTA DA SILVA</text:p>
          </table:table-cell>
          <table:table-cell office:value-type="string" calcext:value-type="string">
            <text:p>M</text:p>
          </table:table-cell>
          <table:table-cell office:value-type="float" office:value="1129644" calcext:value-type="float">
            <text:p>112964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07.299.473-00</text:p>
          </table:table-cell>
          <table:table-cell office:value-type="string" calcext:value-type="string">
            <text:p>24/08/1968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9/2017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4116174081912984" calcext:value-type="float">
            <text:p>4116174081912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ELIA SOUZA DOS SANTOS</text:p>
          </table:table-cell>
          <table:table-cell office:value-type="string" calcext:value-type="string">
            <text:p>F</text:p>
          </table:table-cell>
          <table:table-cell office:value-type="float" office:value="1205907" calcext:value-type="float">
            <text:p>120590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4.989.275-64</text:p>
          </table:table-cell>
          <table:table-cell office:value-type="string" calcext:value-type="string">
            <text:p>01/03/198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5/09/2018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2139380709965707" calcext:value-type="float">
            <text:p>2139380709965707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ON CANEVARI LEME PENTEADO</text:p>
          </table:table-cell>
          <table:table-cell office:value-type="string" calcext:value-type="string">
            <text:p>M</text:p>
          </table:table-cell>
          <table:table-cell office:value-type="float" office:value="2410863" calcext:value-type="float">
            <text:p>241086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9.042.858-30</text:p>
          </table:table-cell>
          <table:table-cell office:value-type="string" calcext:value-type="string">
            <text:p>17/03/1986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/08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2492423125565918" calcext:value-type="float">
            <text:p>2492423125565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IA ANDRADE DE MACEDO MELO</text:p>
          </table:table-cell>
          <table:table-cell office:value-type="string" calcext:value-type="string">
            <text:p>F</text:p>
          </table:table-cell>
          <table:table-cell office:value-type="float" office:value="2276301" calcext:value-type="float">
            <text:p>227630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2.172.303-97</text:p>
          </table:table-cell>
          <table:table-cell office:value-type="string" calcext:value-type="string">
            <text:p>14/12/198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9/01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696536018837124" calcext:value-type="float">
            <text:p>56965360188371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IA MARIA DE ALBUQUERQUE BRAYNER</text:p>
          </table:table-cell>
          <table:table-cell office:value-type="string" calcext:value-type="string">
            <text:p>F</text:p>
          </table:table-cell>
          <table:table-cell office:value-type="float" office:value="2440752" calcext:value-type="float">
            <text:p>244075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78.525.184-00</text:p>
          </table:table-cell>
          <table:table-cell office:value-type="string" calcext:value-type="string">
            <text:p>16/01/196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058456619812336" calcext:value-type="float">
            <text:p>505845661981233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IA ROSANE LEITE DE FIGUEIREDO</text:p>
          </table:table-cell>
          <table:table-cell office:value-type="string" calcext:value-type="string">
            <text:p>F</text:p>
          </table:table-cell>
          <table:table-cell office:value-type="float" office:value="3601385" calcext:value-type="float">
            <text:p>36013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7.965.903-63</text:p>
          </table:table-cell>
          <table:table-cell office:value-type="string" calcext:value-type="string">
            <text:p>07/07/197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30/08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252915507389120" calcext:value-type="float">
            <text:p>52529155073891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DE OLIVEIRA ALMEIDA</text:p>
          </table:table-cell>
          <table:table-cell office:value-type="string" calcext:value-type="string">
            <text:p>M</text:p>
          </table:table-cell>
          <table:table-cell office:value-type="float" office:value="1652702" calcext:value-type="float">
            <text:p>165270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5.737.793-34</text:p>
          </table:table-cell>
          <table:table-cell office:value-type="string" calcext:value-type="string">
            <text:p>28/01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9/09/2008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2868528646630325" calcext:value-type="float">
            <text:p>2868528646630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O EDUARDO SILVA LINS CAJAZEIRA</text:p>
          </table:table-cell>
          <table:table-cell office:value-type="string" calcext:value-type="string">
            <text:p>M</text:p>
          </table:table-cell>
          <table:table-cell office:value-type="float" office:value="1569922" calcext:value-type="float">
            <text:p>156992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74.425.319-20</text:p>
          </table:table-cell>
          <table:table-cell office:value-type="string" calcext:value-type="string">
            <text:p>18/02/1969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769678534430582" calcext:value-type="float">
            <text:p>1769678534430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ULO GONCALO FARIAS GONCALVES</text:p>
          </table:table-cell>
          <table:table-cell office:value-type="string" calcext:value-type="string">
            <text:p>M</text:p>
          </table:table-cell>
          <table:table-cell office:value-type="float" office:value="2140132" calcext:value-type="float">
            <text:p>21401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6.927.783-66</text:p>
          </table:table-cell>
          <table:table-cell office:value-type="string" calcext:value-type="string">
            <text:p>17/01/1990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368851683801788" calcext:value-type="float">
            <text:p>368851683801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ULO MAURICIO CALLOU SAMPAIO</text:p>
          </table:table-cell>
          <table:table-cell office:value-type="string" calcext:value-type="string">
            <text:p>M</text:p>
          </table:table-cell>
          <table:table-cell office:value-type="float" office:value="2352203" calcext:value-type="float">
            <text:p>235220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25.958.193-72</text:p>
          </table:table-cell>
          <table:table-cell office:value-type="string" calcext:value-type="string">
            <text:p>25/12/197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1/02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2659453884786265" calcext:value-type="float">
            <text:p>265945388478626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O RENATO ALVES FIRMINO</text:p>
          </table:table-cell>
          <table:table-cell office:value-type="string" calcext:value-type="string">
            <text:p>M</text:p>
          </table:table-cell>
          <table:table-cell office:value-type="float" office:value="1751179" calcext:value-type="float">
            <text:p>175117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68.032.363-15</text:p>
          </table:table-cell>
          <table:table-cell office:value-type="string" calcext:value-type="string">
            <text:p>05/07/1977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2/02/2014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8548404880587575" calcext:value-type="float">
            <text:p>85484048805875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O ROBERTO LACERDA TAVARES</text:p>
          </table:table-cell>
          <table:table-cell office:value-type="string" calcext:value-type="string">
            <text:p>M</text:p>
          </table:table-cell>
          <table:table-cell office:value-type="float" office:value="1549945" calcext:value-type="float">
            <text:p>154994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22.446.853-49</text:p>
          </table:table-cell>
          <table:table-cell office:value-type="string" calcext:value-type="string">
            <text:p>20/10/197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9.09911628722512E+015" calcext:value-type="float">
            <text:p>9,09911628722512E+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CIDO FRANCISCO DE ASSIS ANDRADE</text:p>
          </table:table-cell>
          <table:table-cell office:value-type="string" calcext:value-type="string">
            <text:p>M</text:p>
          </table:table-cell>
          <table:table-cell office:value-type="float" office:value="6311481" calcext:value-type="float">
            <text:p>631148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34.376.457-49</text:p>
          </table:table-cell>
          <table:table-cell office:value-type="string" calcext:value-type="string">
            <text:p>17/08/194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5210879527072179" calcext:value-type="float">
            <text:p>521087952707217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LIANA DE LUNA NUNES BARRETO</text:p>
          </table:table-cell>
          <table:table-cell office:value-type="string" calcext:value-type="string">
            <text:p>F</text:p>
          </table:table-cell>
          <table:table-cell office:value-type="float" office:value="2656451" calcext:value-type="float">
            <text:p>265645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97.147.843-87</text:p>
          </table:table-cell>
          <table:table-cell office:value-type="string" calcext:value-type="string">
            <text:p>03/12/198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8/09/2008</text:p>
          </table:table-cell>
          <table:table-cell office:value-type="string" calcext:value-type="string">
            <text:p>HISTORIA</text:p>
          </table:table-cell>
          <table:table-cell/>
          <table:table-cell office:value-type="float" office:value="7335633721226330" calcext:value-type="float">
            <text:p>73356337212263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YANDRA ZAMPIERE PESSOA DA SILVA</text:p>
          </table:table-cell>
          <table:table-cell office:value-type="string" calcext:value-type="string">
            <text:p>F</text:p>
          </table:table-cell>
          <table:table-cell office:value-type="float" office:value="1242775" calcext:value-type="float">
            <text:p>124277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66.465.084-88</text:p>
          </table:table-cell>
          <table:table-cell office:value-type="string" calcext:value-type="string">
            <text:p>17/02/198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3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3467981145717966" calcext:value-type="float">
            <text:p>3467981145717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SCILLA REGIS CUNHA DE QUEIROZ</text:p>
          </table:table-cell>
          <table:table-cell office:value-type="string" calcext:value-type="string">
            <text:p>F</text:p>
          </table:table-cell>
          <table:table-cell office:value-type="float" office:value="2140117" calcext:value-type="float">
            <text:p>214011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2.250.263-76</text:p>
          </table:table-cell>
          <table:table-cell office:value-type="string" calcext:value-type="string">
            <text:p>07/12/198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HISTORIA</text:p>
          </table:table-cell>
          <table:table-cell/>
          <table:table-cell office:value-type="float" office:value="4506080444921335" calcext:value-type="float">
            <text:p>4506080444921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AEL PAZETO ALVARENGA</text:p>
          </table:table-cell>
          <table:table-cell office:value-type="string" calcext:value-type="string">
            <text:p>M</text:p>
          </table:table-cell>
          <table:table-cell office:value-type="float" office:value="1029888" calcext:value-type="float">
            <text:p>102988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16.817.558-66</text:p>
          </table:table-cell>
          <table:table-cell office:value-type="string" calcext:value-type="string">
            <text:p>27/06/198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7/2018</text:p>
          </table:table-cell>
          <table:table-cell office:value-type="string" calcext:value-type="string">
            <text:p>ENGENHARIA AGRICOLA</text:p>
          </table:table-cell>
          <table:table-cell/>
          <table:table-cell office:value-type="float" office:value="5467311850426022" calcext:value-type="float">
            <text:p>54673118504260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AEL PERAZZO BARBOSA MOTA</text:p>
          </table:table-cell>
          <table:table-cell office:value-type="string" calcext:value-type="string">
            <text:p>M</text:p>
          </table:table-cell>
          <table:table-cell office:value-type="float" office:value="1570709" calcext:value-type="float">
            <text:p>157070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6.752.874-40</text:p>
          </table:table-cell>
          <table:table-cell office:value-type="string" calcext:value-type="string">
            <text:p>12/06/198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5/2007</text:p>
          </table:table-cell>
          <table:table-cell office:value-type="string" calcext:value-type="string">
            <text:p>CIENCIA_DA_COMPUTACAO</text:p>
          </table:table-cell>
          <table:table-cell/>
          <table:table-cell office:value-type="float" office:value="3078288668202994" calcext:value-type="float">
            <text:p>30782886682029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MUNDO NONATO COSTA FERREIRA</text:p>
          </table:table-cell>
          <table:table-cell office:value-type="string" calcext:value-type="string">
            <text:p>M</text:p>
          </table:table-cell>
          <table:table-cell office:value-type="float" office:value="2408611" calcext:value-type="float">
            <text:p>240861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5.338.083-76</text:p>
          </table:table-cell>
          <table:table-cell office:value-type="string" calcext:value-type="string">
            <text:p>08/08/1985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5/07/2017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9.54337787465857E+015" calcext:value-type="float">
            <text:p>9,54337787465857E+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BECA DA ROCHA GRANGEIRO</text:p>
          </table:table-cell>
          <table:table-cell office:value-type="string" calcext:value-type="string">
            <text:p>F</text:p>
          </table:table-cell>
          <table:table-cell office:value-type="float" office:value="2639946" calcext:value-type="float">
            <text:p>263994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0.862.833-87</text:p>
          </table:table-cell>
          <table:table-cell office:value-type="string" calcext:value-type="string">
            <text:p>24/09/1980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PSICOLOGIA</text:p>
          </table:table-cell>
          <table:table-cell/>
          <table:table-cell office:value-type="float" office:value="3232107743426680" calcext:value-type="float">
            <text:p>3232107743426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ANE LORENZETTI COLLARES</text:p>
          </table:table-cell>
          <table:table-cell office:value-type="string" calcext:value-type="string">
            <text:p>F</text:p>
          </table:table-cell>
          <table:table-cell office:value-type="float" office:value="1548730" calcext:value-type="float">
            <text:p>154873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96.989.453-34</text:p>
          </table:table-cell>
          <table:table-cell office:value-type="string" calcext:value-type="string">
            <text:p>05/10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84228523158393" calcext:value-type="float">
            <text:p>184228523158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GINALDO FERREIRA DOMINGOS</text:p>
          </table:table-cell>
          <table:table-cell office:value-type="string" calcext:value-type="string">
            <text:p>M</text:p>
          </table:table-cell>
          <table:table-cell office:value-type="float" office:value="2359913" calcext:value-type="float">
            <text:p>23599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8.252.803-63</text:p>
          </table:table-cell>
          <table:table-cell office:value-type="string" calcext:value-type="string">
            <text:p>24/04/1980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/02/2017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8461136335511706" calcext:value-type="float">
            <text:p>84611363355117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CARDO DIAS DE ALMEIDA</text:p>
          </table:table-cell>
          <table:table-cell office:value-type="string" calcext:value-type="string">
            <text:p>M</text:p>
          </table:table-cell>
          <table:table-cell office:value-type="float" office:value="1772097" calcext:value-type="float">
            <text:p>177209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22.204.733-68</text:p>
          </table:table-cell>
          <table:table-cell office:value-type="string" calcext:value-type="string">
            <text:p>16/07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5664090053964913" calcext:value-type="float">
            <text:p>5664090053964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LUIZ LANGE NESS</text:p>
          </table:table-cell>
          <table:table-cell office:value-type="string" calcext:value-type="string">
            <text:p>M</text:p>
          </table:table-cell>
          <table:table-cell office:value-type="float" office:value="1548731" calcext:value-type="float">
            <text:p>15487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89.377.357-68</text:p>
          </table:table-cell>
          <table:table-cell office:value-type="string" calcext:value-type="string">
            <text:p>17/08/1956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2549547938423252" calcext:value-type="float">
            <text:p>2549547938423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NOGUEIRA DE CASTRO MONTEIRO</text:p>
          </table:table-cell>
          <table:table-cell office:value-type="string" calcext:value-type="string">
            <text:p>M</text:p>
          </table:table-cell>
          <table:table-cell office:value-type="float" office:value="2317814" calcext:value-type="float">
            <text:p>23178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8.979.578-97</text:p>
          </table:table-cell>
          <table:table-cell office:value-type="string" calcext:value-type="string">
            <text:p>27/02/1966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3/06/2016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7719402825314254" calcext:value-type="float">
            <text:p>7719402825314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CARDO OLIVEIRA GONCALVES</text:p>
          </table:table-cell>
          <table:table-cell office:value-type="string" calcext:value-type="string">
            <text:p>M</text:p>
          </table:table-cell>
          <table:table-cell office:value-type="float" office:value="2858595" calcext:value-type="float">
            <text:p>285859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9.597.673-91</text:p>
          </table:table-cell>
          <table:table-cell office:value-type="string" calcext:value-type="string">
            <text:p>03/12/1977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2/2017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2073470558730498" calcext:value-type="float">
            <text:p>20734705587304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PARENTE GARCIA VIEIRA</text:p>
          </table:table-cell>
          <table:table-cell office:value-type="string" calcext:value-type="string">
            <text:p>M</text:p>
          </table:table-cell>
          <table:table-cell office:value-type="float" office:value="3484032" calcext:value-type="float">
            <text:p>34840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39.733.383-53</text:p>
          </table:table-cell>
          <table:table-cell office:value-type="string" calcext:value-type="string">
            <text:p>05/05/198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3/2013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7446645117001204" calcext:value-type="float">
            <text:p>744664511700120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RIGAUD SALMITO</text:p>
          </table:table-cell>
          <table:table-cell office:value-type="string" calcext:value-type="string">
            <text:p>M</text:p>
          </table:table-cell>
          <table:table-cell office:value-type="float" office:value="1772127" calcext:value-type="float">
            <text:p>177212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92.131.963-34</text:p>
          </table:table-cell>
          <table:table-cell office:value-type="string" calcext:value-type="string">
            <text:p>25/11/197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2069943238375908" calcext:value-type="float">
            <text:p>20699432383759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INA PINHEIRO ROBERTO</text:p>
          </table:table-cell>
          <table:table-cell office:value-type="string" calcext:value-type="string">
            <text:p>F</text:p>
          </table:table-cell>
          <table:table-cell office:value-type="float" office:value="4315661" calcext:value-type="float">
            <text:p>431566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21.458.434-34</text:p>
          </table:table-cell>
          <table:table-cell office:value-type="string" calcext:value-type="string">
            <text:p>25/03/196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370764304849352" calcext:value-type="float">
            <text:p>537076430484935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O FLAVIO FONTENELLE PINHEIRO JUNIOR</text:p>
          </table:table-cell>
          <table:table-cell office:value-type="string" calcext:value-type="string">
            <text:p>M</text:p>
          </table:table-cell>
          <table:table-cell office:value-type="float" office:value="2696192" calcext:value-type="float">
            <text:p>269619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41.973.733-68</text:p>
          </table:table-cell>
          <table:table-cell office:value-type="string" calcext:value-type="string">
            <text:p>02/05/197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26/03/2013</text:p>
          </table:table-cell>
          <table:table-cell office:value-type="string" calcext:value-type="string">
            <text:p>ODONTOLOGIA</text:p>
          </table:table-cell>
          <table:table-cell/>
          <table:table-cell office:value-type="float" office:value="5227755300013938" calcext:value-type="float">
            <text:p>52277553000139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O HUGO WANDERLEY PINHEIRO</text:p>
          </table:table-cell>
          <table:table-cell office:value-type="string" calcext:value-type="string">
            <text:p>M</text:p>
          </table:table-cell>
          <table:table-cell office:value-type="float" office:value="3002735" calcext:value-type="float">
            <text:p>30027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59.257.784-80</text:p>
          </table:table-cell>
          <table:table-cell office:value-type="string" calcext:value-type="string">
            <text:p>03/02/198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2/12/2017</text:p>
          </table:table-cell>
          <table:table-cell office:value-type="string" calcext:value-type="string">
            <text:p>CIENCIA_DA_COMPUTACAO</text:p>
          </table:table-cell>
          <table:table-cell/>
          <table:table-cell office:value-type="float" office:value="9.37886365304806E+015" calcext:value-type="float">
            <text:p>9,37886365304806E+01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O RODRIGUES RAMOS</text:p>
          </table:table-cell>
          <table:table-cell office:value-type="string" calcext:value-type="string">
            <text:p>M</text:p>
          </table:table-cell>
          <table:table-cell office:value-type="float" office:value="1735085" calcext:value-type="float">
            <text:p>17350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99.937.773-15</text:p>
          </table:table-cell>
          <table:table-cell office:value-type="string" calcext:value-type="string">
            <text:p>17/01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10/2009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9.73725411137062E+015" calcext:value-type="float">
            <text:p>9,73725411137062E+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HELANDE FELIPE RODRIGUES</text:p>
          </table:table-cell>
          <table:table-cell office:value-type="string" calcext:value-type="string">
            <text:p>M</text:p>
          </table:table-cell>
          <table:table-cell office:value-type="float" office:value="1761286" calcext:value-type="float">
            <text:p>176128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52.063.454-15</text:p>
          </table:table-cell>
          <table:table-cell office:value-type="string" calcext:value-type="string">
            <text:p>19/03/1975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1/2015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6600463792961328" calcext:value-type="float">
            <text:p>66004637929613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DOLFO JAKOV SARAIVA LOBO</text:p>
          </table:table-cell>
          <table:table-cell office:value-type="string" calcext:value-type="string">
            <text:p>M</text:p>
          </table:table-cell>
          <table:table-cell office:value-type="float" office:value="1235276" calcext:value-type="float">
            <text:p>123527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713.413-93</text:p>
          </table:table-cell>
          <table:table-cell office:value-type="string" calcext:value-type="string">
            <text:p>15/12/1986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5/04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7380885441475769" calcext:value-type="float">
            <text:p>73808854414757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DRIGO ALEXANDRE SOARES SANTOS</text:p>
          </table:table-cell>
          <table:table-cell office:value-type="string" calcext:value-type="string">
            <text:p>M</text:p>
          </table:table-cell>
          <table:table-cell office:value-type="float" office:value="1265229" calcext:value-type="float">
            <text:p>126522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11.601.348-98</text:p>
          </table:table-cell>
          <table:table-cell office:value-type="string" calcext:value-type="string">
            <text:p>01/06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10/2016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190466049751080" calcext:value-type="float">
            <text:p>419046604975108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GO CAPISTRANO CAMURCA</text:p>
          </table:table-cell>
          <table:table-cell office:value-type="string" calcext:value-type="string">
            <text:p>M</text:p>
          </table:table-cell>
          <table:table-cell office:value-type="float" office:value="2140735" calcext:value-type="float">
            <text:p>21407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36.272.353-04</text:p>
          </table:table-cell>
          <table:table-cell office:value-type="string" calcext:value-type="string">
            <text:p>08/05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2180882637860207" calcext:value-type="float">
            <text:p>21808826378602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GO LACERDA CARVALHO</text:p>
          </table:table-cell>
          <table:table-cell office:value-type="string" calcext:value-type="string">
            <text:p>M</text:p>
          </table:table-cell>
          <table:table-cell office:value-type="float" office:value="2140126" calcext:value-type="float">
            <text:p>21401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927.803-02</text:p>
          </table:table-cell>
          <table:table-cell office:value-type="string" calcext:value-type="string">
            <text:p>14/04/1987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2352144605333782" calcext:value-type="float">
            <text:p>2352144605333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GER LINEIRA PRESTES</text:p>
          </table:table-cell>
          <table:table-cell office:value-type="string" calcext:value-type="string">
            <text:p>M</text:p>
          </table:table-cell>
          <table:table-cell office:value-type="float" office:value="1021889" calcext:value-type="float">
            <text:p>102188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1.088.610-90</text:p>
          </table:table-cell>
          <table:table-cell office:value-type="string" calcext:value-type="string">
            <text:p>28/11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LINGUISTICA_E_LITERATURA</text:p>
          </table:table-cell>
          <table:table-cell/>
          <table:table-cell office:value-type="float" office:value="9.65361253220918E+015" calcext:value-type="float">
            <text:p>9,65361253220918E+0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ANE DA SILVA NUNES</text:p>
          </table:table-cell>
          <table:table-cell office:value-type="string" calcext:value-type="string">
            <text:p>F</text:p>
          </table:table-cell>
          <table:table-cell office:value-type="float" office:value="2331206" calcext:value-type="float">
            <text:p>233120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43.575.243-34</text:p>
          </table:table-cell>
          <table:table-cell office:value-type="string" calcext:value-type="string">
            <text:p>29/06/197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1429714708418743" calcext:value-type="float">
            <text:p>1429714708418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SILDA BENICIO DE SOUZA</text:p>
          </table:table-cell>
          <table:table-cell office:value-type="string" calcext:value-type="string">
            <text:p>F</text:p>
          </table:table-cell>
          <table:table-cell office:value-type="float" office:value="1935281" calcext:value-type="float">
            <text:p>193528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8.786.813-02</text:p>
          </table:table-cell>
          <table:table-cell office:value-type="string" calcext:value-type="string">
            <text:p>28/09/1983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9/2015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530533098887803" calcext:value-type="float">
            <text:p>530533098887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LY DE FRANCA LACERDA PINHEIRO</text:p>
          </table:table-cell>
          <table:table-cell office:value-type="string" calcext:value-type="string">
            <text:p>F</text:p>
          </table:table-cell>
          <table:table-cell office:value-type="float" office:value="1666196" calcext:value-type="float">
            <text:p>166619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74.693.103-04</text:p>
          </table:table-cell>
          <table:table-cell office:value-type="string" calcext:value-type="string">
            <text:p>01/05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18/03/2011</text:p>
          </table:table-cell>
          <table:table-cell office:value-type="string" calcext:value-type="string">
            <text:p>ODONTOLOGIA</text:p>
          </table:table-cell>
          <table:table-cell/>
          <table:table-cell office:value-type="float" office:value="4281093912135343" calcext:value-type="float">
            <text:p>42810939121353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I JORGE MICHEREFF</text:p>
          </table:table-cell>
          <table:table-cell office:value-type="string" calcext:value-type="string">
            <text:p>M</text:p>
          </table:table-cell>
          <table:table-cell office:value-type="float" office:value="385040" calcext:value-type="float">
            <text:p>38504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45.676.230-53</text:p>
          </table:table-cell>
          <table:table-cell office:value-type="string" calcext:value-type="string">
            <text:p>06/05/1962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8/06/2018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4066072778891818" calcext:value-type="float">
            <text:p>406607277889181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MUEL CARDOZO RIBEIRO</text:p>
          </table:table-cell>
          <table:table-cell office:value-type="string" calcext:value-type="string">
            <text:p>M</text:p>
          </table:table-cell>
          <table:table-cell office:value-type="float" office:value="2317478" calcext:value-type="float">
            <text:p>231747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038.123-50</text:p>
          </table:table-cell>
          <table:table-cell office:value-type="string" calcext:value-type="string">
            <text:p>04/08/1984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582972108251969" calcext:value-type="float">
            <text:p>5829721082519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RA BARRETO FERNANDES DA SILVA</text:p>
          </table:table-cell>
          <table:table-cell office:value-type="string" calcext:value-type="string">
            <text:p>F</text:p>
          </table:table-cell>
          <table:table-cell office:value-type="float" office:value="2568589" calcext:value-type="float">
            <text:p>256858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59.179.364-04</text:p>
          </table:table-cell>
          <table:table-cell office:value-type="string" calcext:value-type="string">
            <text:p>22/09/196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8835853737328824" calcext:value-type="float">
            <text:p>883585373732882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O CAVALCANTE DE SOUSA</text:p>
          </table:table-cell>
          <table:table-cell office:value-type="string" calcext:value-type="string">
            <text:p>M</text:p>
          </table:table-cell>
          <table:table-cell office:value-type="float" office:value="3359504" calcext:value-type="float">
            <text:p>335950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33.628.633-53</text:p>
          </table:table-cell>
          <table:table-cell office:value-type="string" calcext:value-type="string">
            <text:p>01/11/1965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0/01/2009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2412614791849127" calcext:value-type="float">
            <text:p>24126147918491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GIO HENRIQUE DE OLIVEIRA LIMA</text:p>
          </table:table-cell>
          <table:table-cell office:value-type="string" calcext:value-type="string">
            <text:p>M</text:p>
          </table:table-cell>
          <table:table-cell office:value-type="float" office:value="3031925" calcext:value-type="float">
            <text:p>303192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28.470.313-91</text:p>
          </table:table-cell>
          <table:table-cell office:value-type="string" calcext:value-type="string">
            <text:p>20/05/198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3/2018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7110514140426101" calcext:value-type="float">
            <text:p>71105141404261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ILA ULISSES PAIVA</text:p>
          </table:table-cell>
          <table:table-cell office:value-type="string" calcext:value-type="string">
            <text:p>F</text:p>
          </table:table-cell>
          <table:table-cell office:value-type="float" office:value="2450814" calcext:value-type="float">
            <text:p>24508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00.071.204-00</text:p>
          </table:table-cell>
          <table:table-cell office:value-type="string" calcext:value-type="string">
            <text:p>30/11/197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251044322505501" calcext:value-type="float">
            <text:p>325104432250550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ERIO DE PAIVA FREITAS JUNIOR</text:p>
          </table:table-cell>
          <table:table-cell office:value-type="string" calcext:value-type="string">
            <text:p>M</text:p>
          </table:table-cell>
          <table:table-cell office:value-type="float" office:value="1772643" calcext:value-type="float">
            <text:p>177264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7.067.257-67</text:p>
          </table:table-cell>
          <table:table-cell office:value-type="string" calcext:value-type="string">
            <text:p>06/09/1978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3431021528296918" calcext:value-type="float">
            <text:p>34310215282969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ONARA MELO FIGUEIREDO DE CARVALHO</text:p>
          </table:table-cell>
          <table:table-cell office:value-type="string" calcext:value-type="string">
            <text:p>F</text:p>
          </table:table-cell>
          <table:table-cell office:value-type="float" office:value="2472780" calcext:value-type="float">
            <text:p>247278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04.083.863-04</text:p>
          </table:table-cell>
          <table:table-cell office:value-type="string" calcext:value-type="string">
            <text:p>06/10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001224226926799" calcext:value-type="float">
            <text:p>5001224226926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IA LEAO CARVALHO</text:p>
          </table:table-cell>
          <table:table-cell office:value-type="string" calcext:value-type="string">
            <text:p>F</text:p>
          </table:table-cell>
          <table:table-cell office:value-type="float" office:value="3058505" calcext:value-type="float">
            <text:p>30585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7.591.141-12</text:p>
          </table:table-cell>
          <table:table-cell office:value-type="string" calcext:value-type="string">
            <text:p>03/03/198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0/07/2018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3928189221497061" calcext:value-type="float">
            <text:p>39281892214970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VE DA SILVA VICENTIM</text:p>
          </table:table-cell>
          <table:table-cell office:value-type="string" calcext:value-type="string">
            <text:p>M</text:p>
          </table:table-cell>
          <table:table-cell office:value-type="float" office:value="2372509" calcext:value-type="float">
            <text:p>237250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49.586.108-47</text:p>
          </table:table-cell>
          <table:table-cell office:value-type="string" calcext:value-type="string">
            <text:p>21/01/198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6984154379291110" calcext:value-type="float">
            <text:p>698415437929111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IANA SANTOS ANDRADE</text:p>
          </table:table-cell>
          <table:table-cell office:value-type="string" calcext:value-type="string">
            <text:p>F</text:p>
          </table:table-cell>
          <table:table-cell office:value-type="float" office:value="1220158" calcext:value-type="float">
            <text:p>122015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9.173.265-64</text:p>
          </table:table-cell>
          <table:table-cell office:value-type="string" calcext:value-type="string">
            <text:p>20/12/1985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5/06/2018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075367456746170" calcext:value-type="float">
            <text:p>60753674567461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TIANNE REGIA GOMES RIBEIRO</text:p>
          </table:table-cell>
          <table:table-cell office:value-type="string" calcext:value-type="string">
            <text:p>F</text:p>
          </table:table-cell>
          <table:table-cell office:value-type="float" office:value="2350439" calcext:value-type="float">
            <text:p>235043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47.764.113-34</text:p>
          </table:table-cell>
          <table:table-cell office:value-type="string" calcext:value-type="string">
            <text:p>30/11/197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01/2006</text:p>
          </table:table-cell>
          <table:table-cell office:value-type="string" calcext:value-type="string">
            <text:p>ENFERMAGEM</text:p>
          </table:table-cell>
          <table:table-cell/>
          <table:table-cell office:value-type="float" office:value="8786179966688788" calcext:value-type="float">
            <text:p>87861799666887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IS TAVARES SAMPAIO</text:p>
          </table:table-cell>
          <table:table-cell office:value-type="string" calcext:value-type="string">
            <text:p>F</text:p>
          </table:table-cell>
          <table:table-cell office:value-type="float" office:value="3560470" calcext:value-type="float">
            <text:p>356047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39.443.083-87</text:p>
          </table:table-cell>
          <table:table-cell office:value-type="string" calcext:value-type="string">
            <text:p>13/08/198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/04/2012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013957505033932" calcext:value-type="float">
            <text:p>301395750503393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LES ANIBAL LEITE BARROS AGOSTINHO</text:p>
          </table:table-cell>
          <table:table-cell office:value-type="string" calcext:value-type="string">
            <text:p>M</text:p>
          </table:table-cell>
          <table:table-cell office:value-type="float" office:value="2585635" calcext:value-type="float">
            <text:p>25856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9.246.194-07</text:p>
          </table:table-cell>
          <table:table-cell office:value-type="string" calcext:value-type="string">
            <text:p>14/08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818084182117452" calcext:value-type="float">
            <text:p>681808418211745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MARA MARTINS ISMAEL DE SOUSA</text:p>
          </table:table-cell>
          <table:table-cell office:value-type="string" calcext:value-type="string">
            <text:p>F</text:p>
          </table:table-cell>
          <table:table-cell office:value-type="float" office:value="1333604" calcext:value-type="float">
            <text:p>133360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4.946.454-16</text:p>
          </table:table-cell>
          <table:table-cell office:value-type="string" calcext:value-type="string">
            <text:p>20/05/198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8/2018</text:p>
          </table:table-cell>
          <table:table-cell office:value-type="string" calcext:value-type="string">
            <text:p>ENGENHARIA AMBIENTAL</text:p>
          </table:table-cell>
          <table:table-cell/>
          <table:table-cell office:value-type="float" office:value="6181721674487084" calcext:value-type="float">
            <text:p>61817216744870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RCISYO SA E SOUSA DUARTE</text:p>
          </table:table-cell>
          <table:table-cell office:value-type="string" calcext:value-type="string">
            <text:p>M</text:p>
          </table:table-cell>
          <table:table-cell office:value-type="float" office:value="1143713" calcext:value-type="float">
            <text:p>11437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55.980.394-00</text:p>
          </table:table-cell>
          <table:table-cell office:value-type="string" calcext:value-type="string">
            <text:p>28/07/1986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01/2017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5530151690032107" calcext:value-type="float">
            <text:p>553015169003210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REZA MARIA TAVARES SAMPAIO</text:p>
          </table:table-cell>
          <table:table-cell office:value-type="string" calcext:value-type="string">
            <text:p>F</text:p>
          </table:table-cell>
          <table:table-cell office:value-type="float" office:value="1166198" calcext:value-type="float">
            <text:p>116619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25.818.853-00</text:p>
          </table:table-cell>
          <table:table-cell office:value-type="string" calcext:value-type="string">
            <text:p>08/12/195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1/06/2018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3795246545139429" calcext:value-type="float">
            <text:p>37952465451394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AGO BESSA PONTES</text:p>
          </table:table-cell>
          <table:table-cell office:value-type="string" calcext:value-type="string">
            <text:p>M</text:p>
          </table:table-cell>
          <table:table-cell office:value-type="float" office:value="1054894" calcext:value-type="float">
            <text:p>105489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03.182.423-20</text:p>
          </table:table-cell>
          <table:table-cell office:value-type="string" calcext:value-type="string">
            <text:p>03/11/1981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1/2015</text:p>
          </table:table-cell>
          <table:table-cell office:value-type="string" calcext:value-type="string">
            <text:p>CIENCIA_DA_COMPUTACAO</text:p>
          </table:table-cell>
          <table:table-cell/>
          <table:table-cell office:value-type="float" office:value="8581482237505248" calcext:value-type="float">
            <text:p>85814822375052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AGO BRAGA MARCILON</text:p>
          </table:table-cell>
          <table:table-cell office:value-type="string" calcext:value-type="string">
            <text:p>M</text:p>
          </table:table-cell>
          <table:table-cell office:value-type="float" office:value="1017973" calcext:value-type="float">
            <text:p>101797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2.788.853-92</text:p>
          </table:table-cell>
          <table:table-cell office:value-type="string" calcext:value-type="string">
            <text:p>12/10/198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7/2018</text:p>
          </table:table-cell>
          <table:table-cell office:value-type="string" calcext:value-type="string">
            <text:p>CIENCIA_DA_COMPUTACAO</text:p>
          </table:table-cell>
          <table:table-cell/>
          <table:table-cell office:value-type="float" office:value="6634329670074863" calcext:value-type="float">
            <text:p>66343296700748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AGO DE MELO SANTIAGO</text:p>
          </table:table-cell>
          <table:table-cell office:value-type="string" calcext:value-type="string">
            <text:p>M</text:p>
          </table:table-cell>
          <table:table-cell office:value-type="float" office:value="2140432" calcext:value-type="float">
            <text:p>21404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3.883.113-98</text:p>
          </table:table-cell>
          <table:table-cell office:value-type="string" calcext:value-type="string">
            <text:p>11/10/198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986276954201362" calcext:value-type="float">
            <text:p>986276954201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AGO MIELLE BRITO FERREIRA OLIVEIRA</text:p>
          </table:table-cell>
          <table:table-cell office:value-type="string" calcext:value-type="string">
            <text:p>M</text:p>
          </table:table-cell>
          <table:table-cell office:value-type="float" office:value="1305746" calcext:value-type="float">
            <text:p>130574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7.972.984-36</text:p>
          </table:table-cell>
          <table:table-cell office:value-type="string" calcext:value-type="string">
            <text:p>09/03/1983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7/11/2017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3774546047407970" calcext:value-type="float">
            <text:p>37745460474079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AGO COUTINHO PARENTE</text:p>
          </table:table-cell>
          <table:table-cell office:value-type="string" calcext:value-type="string">
            <text:p>M</text:p>
          </table:table-cell>
          <table:table-cell office:value-type="float" office:value="1803846" calcext:value-type="float">
            <text:p>180384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56.481.613-87</text:p>
          </table:table-cell>
          <table:table-cell office:value-type="string" calcext:value-type="string">
            <text:p>14/11/198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7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336362515802104" calcext:value-type="float">
            <text:p>13363625158021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DETONIO PEREIRA DE ALENCAR</text:p>
          </table:table-cell>
          <table:table-cell office:value-type="string" calcext:value-type="string">
            <text:p>M</text:p>
          </table:table-cell>
          <table:table-cell office:value-type="float" office:value="2579325" calcext:value-type="float">
            <text:p>257932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93.773.203-30</text:p>
          </table:table-cell>
          <table:table-cell office:value-type="string" calcext:value-type="string">
            <text:p>03/05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113318956576297" calcext:value-type="float">
            <text:p>111331895657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DINES LEITE DE SOUSA JUNIOR</text:p>
          </table:table-cell>
          <table:table-cell office:value-type="string" calcext:value-type="string">
            <text:p>M</text:p>
          </table:table-cell>
          <table:table-cell office:value-type="float" office:value="1971654" calcext:value-type="float">
            <text:p>197165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5.734.183-09</text:p>
          </table:table-cell>
          <table:table-cell office:value-type="string" calcext:value-type="string">
            <text:p>21/03/198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144367956615652" calcext:value-type="float">
            <text:p>1443679566156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DIR FERREIRA DE PAULA JUNIOR</text:p>
          </table:table-cell>
          <table:table-cell office:value-type="string" calcext:value-type="string">
            <text:p>M</text:p>
          </table:table-cell>
          <table:table-cell office:value-type="float" office:value="2374479" calcext:value-type="float">
            <text:p>237447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8.906.373-60</text:p>
          </table:table-cell>
          <table:table-cell office:value-type="string" calcext:value-type="string">
            <text:p>17/01/198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0/03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99082302440719" calcext:value-type="float">
            <text:p>9908230244071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ENTE HELANO FEITOSA BATISTA SOBRINHO</text:p>
          </table:table-cell>
          <table:table-cell office:value-type="string" calcext:value-type="string">
            <text:p>M</text:p>
          </table:table-cell>
          <table:table-cell office:value-type="float" office:value="1990768" calcext:value-type="float">
            <text:p>199076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27.268.253-20</text:p>
          </table:table-cell>
          <table:table-cell office:value-type="string" calcext:value-type="string">
            <text:p>08/10/197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8/01/2013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3611394382543769" calcext:value-type="float">
            <text:p>361139438254376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TORIA REGIA ARRAIS DE PAIVA</text:p>
          </table:table-cell>
          <table:table-cell office:value-type="string" calcext:value-type="string">
            <text:p>F</text:p>
          </table:table-cell>
          <table:table-cell office:value-type="float" office:value="2267615" calcext:value-type="float">
            <text:p>226761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61.540.413-49</text:p>
          </table:table-cell>
          <table:table-cell office:value-type="string" calcext:value-type="string">
            <text:p>05/11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9/12/2015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9.44475334311161E+015" calcext:value-type="float">
            <text:p>9,44475334311161E+0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NICIUS PEREIRA DO SACRAMENTO</text:p>
          </table:table-cell>
          <table:table-cell office:value-type="string" calcext:value-type="string">
            <text:p>M</text:p>
          </table:table-cell>
          <table:table-cell office:value-type="float" office:value="1241586" calcext:value-type="float">
            <text:p>124158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8.925.347-18</text:p>
          </table:table-cell>
          <table:table-cell office:value-type="string" calcext:value-type="string">
            <text:p>01/11/198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8250052288388331" calcext:value-type="float">
            <text:p>82500522883883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IAN SAMPAIO MADEIRO</text:p>
          </table:table-cell>
          <table:table-cell office:value-type="string" calcext:value-type="string">
            <text:p>F</text:p>
          </table:table-cell>
          <table:table-cell office:value-type="float" office:value="2525223" calcext:value-type="float">
            <text:p>25252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7.088.824-14</text:p>
          </table:table-cell>
          <table:table-cell office:value-type="string" calcext:value-type="string">
            <text:p>08/02/197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1139982755536905" calcext:value-type="float">
            <text:p>113998275553690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IANE CHAVES PEREIRA</text:p>
          </table:table-cell>
          <table:table-cell office:value-type="string" calcext:value-type="string">
            <text:p>F</text:p>
          </table:table-cell>
          <table:table-cell office:value-type="float" office:value="4560226" calcext:value-type="float">
            <text:p>45602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0.110.953-77</text:p>
          </table:table-cell>
          <table:table-cell office:value-type="string" calcext:value-type="string">
            <text:p>24/09/1983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1/08/2018</text:p>
          </table:table-cell>
          <table:table-cell office:value-type="string" calcext:value-type="string">
            <text:p>MEDICINA_I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ERIA MARIA MENEZES DE MORAIS ALENCAR</text:p>
          </table:table-cell>
          <table:table-cell office:value-type="string" calcext:value-type="string">
            <text:p>F</text:p>
          </table:table-cell>
          <table:table-cell office:value-type="float" office:value="1340331" calcext:value-type="float">
            <text:p>13403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01.126.333-15</text:p>
          </table:table-cell>
          <table:table-cell office:value-type="string" calcext:value-type="string">
            <text:p>01/02/1979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12/2013</text:p>
          </table:table-cell>
          <table:table-cell office:value-type="string" calcext:value-type="string">
            <text:p>PSICOLOGIA</text:p>
          </table:table-cell>
          <table:table-cell/>
          <table:table-cell office:value-type="float" office:value="9.42107466290108E+015" calcext:value-type="float">
            <text:p>9,42107466290108E+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LESKA JAMES SOUSA FELIX</text:p>
          </table:table-cell>
          <table:table-cell office:value-type="string" calcext:value-type="string">
            <text:p>F</text:p>
          </table:table-cell>
          <table:table-cell office:value-type="float" office:value="1677086" calcext:value-type="float">
            <text:p>167708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9.764.123-00</text:p>
          </table:table-cell>
          <table:table-cell office:value-type="string" calcext:value-type="string">
            <text:p>05/04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7596879813644357" calcext:value-type="float">
            <text:p>759687981364435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NESSA NEPOMUCENO FERREIRA</text:p>
          </table:table-cell>
          <table:table-cell office:value-type="string" calcext:value-type="string">
            <text:p>M</text:p>
          </table:table-cell>
          <table:table-cell office:value-type="float" office:value="1998510" calcext:value-type="float">
            <text:p>199851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4.991.183-08</text:p>
          </table:table-cell>
          <table:table-cell office:value-type="string" calcext:value-type="string">
            <text:p>19/10/1984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8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6756919159869083" calcext:value-type="float">
            <text:p>67569191598690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NDELL DE FREITAS BARBOSA</text:p>
          </table:table-cell>
          <table:table-cell office:value-type="string" calcext:value-type="string">
            <text:p>M</text:p>
          </table:table-cell>
          <table:table-cell office:value-type="float" office:value="2374377" calcext:value-type="float">
            <text:p>237437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9.033.583-38</text:p>
          </table:table-cell>
          <table:table-cell office:value-type="string" calcext:value-type="string">
            <text:p>04/06/199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0/03/2017</text:p>
          </table:table-cell>
          <table:table-cell office:value-type="string" calcext:value-type="string">
            <text:p>SOCIOLOGIA</text:p>
          </table:table-cell>
          <table:table-cell/>
          <table:table-cell office:value-type="float" office:value="6030623337915927" calcext:value-type="float">
            <text:p>60306233379159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N FERNANDO DOMINGUES VILELA</text:p>
          </table:table-cell>
          <table:table-cell office:value-type="string" calcext:value-type="string">
            <text:p>M</text:p>
          </table:table-cell>
          <table:table-cell office:value-type="float" office:value="2413676" calcext:value-type="float">
            <text:p>241367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02.588.078-30</text:p>
          </table:table-cell>
          <table:table-cell office:value-type="string" calcext:value-type="string">
            <text:p>13/08/1982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0/08/2017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7397774123077943" calcext:value-type="float">
            <text:p>7397774123077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TER FREITAS IBIAPINA</text:p>
          </table:table-cell>
          <table:table-cell office:value-type="string" calcext:value-type="string">
            <text:p>M</text:p>
          </table:table-cell>
          <table:table-cell office:value-type="float" office:value="1305563" calcext:value-type="float">
            <text:p>130556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3.528.293-47</text:p>
          </table:table-cell>
          <table:table-cell office:value-type="string" calcext:value-type="string">
            <text:p>08/12/1987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5/06/2018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4739080071880179" calcext:value-type="float">
            <text:p>4739080071880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LADIA GISLAYNNE DE SOUSA TAVARES</text:p>
          </table:table-cell>
          <table:table-cell office:value-type="string" calcext:value-type="string">
            <text:p>F</text:p>
          </table:table-cell>
          <table:table-cell office:value-type="float" office:value="1022292" calcext:value-type="float">
            <text:p>102229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4.863.843-07</text:p>
          </table:table-cell>
          <table:table-cell office:value-type="string" calcext:value-type="string">
            <text:p>08/08/198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7/02/2017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177606810329974" calcext:value-type="float">
            <text:p>41776068103299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263" meta:object-count="0"/>
    <meta:generator>LibreOffice/6.1.0.3$Linux_X86_64 LibreOffice_project/efb621ed25068d70781dc026f7e9c5187a4decd1</meta:generator>
  </office:meta>
</office:document-meta>
</file>